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E72A84BF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DD000000DDE72A84B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E72A84BF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Pictures/2000000A000000DD000000DDE72A84BF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4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7.86pt"/>
    </style:style>
    <style:style style:name="co6" style:family="table-column">
      <style:table-column-properties fo:break-before="auto" style:column-width="9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solid" style:text-underline-width="auto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ZASILACZ:</text:p>
          </table:table-cell>
          <table:table-cell office:value-type="string" calcext:value-type="string">
            <text:p>Stabilizator napięcia kompensacyjny układ którego zadaniem jest utrzymywanie napięcia na stałym poziomie , najlepiej żeby było const bez względu na wszystko - idelnaych nie m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Na wyjściu powinien być woltomierz z maxymalną możliwą dokładnoscią , przynajmniej 1mV na zakresie do 10-11 V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Najważniejsze jest napięcie wyjśćiowe stabilizatora . Bezpośrednio do wyjścia woltomierz żadnych amperomierzy drucików przełąćzników NIE wychodzimy ze stabilizatora ( Jak ktośpokręci kolory kabli nie zaliczy)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Dalej ma być amperomierz i na końcu obciążenie przełącznikami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Z drugiej strony zasilacz ma być z voltmierzem i amperomierzem na zasilaczu <text:span text:style-name="T1">5 przewodów</text:span>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erzymy U2/U1</text:p>
          </table:table-cell>
          <table:table-cell table:style-name="Default"/>
          <table:table-cell office:value-type="string" calcext:value-type="string">
            <text:p>Mierzymy U2/I2</text:p>
          </table:table-cell>
          <table:table-cell table:number-columns-repeated="2"/>
          <table:table-cell office:value-type="string" calcext:value-type="string">
            <text:p>1-wejscia , 2 wyjscia</text:p>
          </table:table-cell>
          <table:table-cell table:number-columns-repeated="2"/>
          <table:table-cell office:value-type="string" calcext:value-type="string">
            <text:p>Obie charakterystyki maja startowac od 0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Po włączeniu zasilania sprawdzmay czy układ działa poprawnie , odłącz obciążenie w tym celu ,sprawdzmay czy przy biegu luzem napięcie ustabilizowane jest na zadnaym poziomi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Zwieramy obciążenie drucikiem , napięcie spada do 0 na obicążeniu I2_max nap pokarze amperomierz wted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I2=0 , odczepiamy obciążeni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I2=ma być wyraźnie mniejszy od I2_ma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Krok około 0.5 V może być 0.2 0.8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Zdejmujemy 2 krzywe jednocześnie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Maxymalnie do 30 V chyba że zasilacz tyle nie ma</text:p>
          </table:table-cell>
          <table:table-cell table:number-columns-repeated="1021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Offset Amperomierza 0.001mA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shapes>
          <draw:frame draw:z-index="2" draw:name="Wykres 1" draw:style-name="gr1" draw:text-style-name="P1" svg:width="720pt" svg:height="360pt" svg:x="390.64pt" svg:y="608.37pt">
            <draw:object draw:notify-on-update-of-ranges="Arkusz2.A2:Arkusz2.A61 Arkusz2.D2:Arkusz2.D5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2">
          <table:table-cell office:value-type="string" calcext:value-type="string">
            <text:p>U1[V]</text:p>
          </table:table-cell>
          <table:table-cell office:value-type="string" calcext:value-type="string">
            <text:p>U2_1 [V]</text:p>
          </table:table-cell>
          <table:table-cell office:value-type="string" calcext:value-type="string">
            <text:p>U2_2[V]</text:p>
          </table:table-cell>
          <table:table-cell table:style-name="Default"/>
          <table:table-cell/>
          <table:table-cell office:value-type="string" calcext:value-type="string">
            <text:p>=</text:p>
            <draw:frame table:end-cell-address="Arkusz2.R26" table:end-x="20.66pt" table:end-y="13.01pt" draw:z-index="0" draw:name="Wykres 1" draw:style-name="gr1" draw:text-style-name="P1" svg:width="720.11pt" svg:height="358.84pt" svg:x="21.2pt" svg:y="-0.79pt">
              <draw:object draw:notify-on-update-of-ranges="Arkusz2.A2:Arkusz2.A61 Arkusz2.B2:Arkusz2.B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formula="of:=([Arkusz2.B3]-[Arkusz2.B2])/([Arkusz2.A3]-[Arkusz2.A2])" office:value-type="float" office:value="0.001125" calcext:value-type="float">
            <text:p>0.00112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  <table:table-cell table:formula="of:=([Arkusz2.B4]-[Arkusz2.B3])/([Arkusz2.A4]-[Arkusz2.A3])" office:value-type="float" office:value="-0.0000750000000000001" calcext:value-type="float">
            <text:p>-0.000075</text:p>
          </table:table-cell>
          <table:table-cell table:formula="of:=([Arkusz2.C3]-[Arkusz2.C2])/([Arkusz2.A3]-[Arkusz2.A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table:formula="of:=([Arkusz2.B5]-[Arkusz2.B4])/([Arkusz2.A5]-[Arkusz2.A4])" office:value-type="float" office:value="0.0347" calcext:value-type="float">
            <text:p>0.0347</text:p>
          </table:table-cell>
          <table:table-cell table:formula="of:=([Arkusz2.C4]-[Arkusz2.C3])/([Arkusz2.A4]-[Arkusz2.A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02" calcext:value-type="float">
            <text:p>0.0002</text:p>
          </table:table-cell>
          <table:table-cell table:formula="of:=([Arkusz2.B6]-[Arkusz2.B5])/([Arkusz2.A6]-[Arkusz2.A5])" office:value-type="float" office:value="0.3055" calcext:value-type="float">
            <text:p>0.3055</text:p>
          </table:table-cell>
          <table:table-cell table:formula="of:=([Arkusz2.C5]-[Arkusz2.C4])/([Arkusz2.A5]-[Arkusz2.A4])" office:value-type="float" office:value="0.0005" calcext:value-type="float">
            <text:p>0.0005</text:p>
          </table:table-cell>
          <table:table-cell table:number-columns-repeated="1019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0185" calcext:value-type="float">
            <text:p>0.00185</text:p>
          </table:table-cell>
          <table:table-cell table:formula="of:=([Arkusz2.B7]-[Arkusz2.B6])/([Arkusz2.A7]-[Arkusz2.A6])" office:value-type="float" office:value="0.37425" calcext:value-type="float">
            <text:p>0.37425</text:p>
          </table:table-cell>
          <table:table-cell table:formula="of:=([Arkusz2.C6]-[Arkusz2.C5])/([Arkusz2.A6]-[Arkusz2.A5])" office:value-type="float" office:value="0.004125" calcext:value-type="float">
            <text:p>0.004125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00395" calcext:value-type="float">
            <text:p>0.00395</text:p>
          </table:table-cell>
          <table:table-cell table:formula="of:=([Arkusz2.B8]-[Arkusz2.B7])/([Arkusz2.A8]-[Arkusz2.A7])" office:value-type="float" office:value="0.208" calcext:value-type="float">
            <text:p>0.208</text:p>
          </table:table-cell>
          <table:table-cell table:formula="of:=([Arkusz2.C7]-[Arkusz2.C6])/([Arkusz2.A7]-[Arkusz2.A6])" office:value-type="float" office:value="0.00525" calcext:value-type="float">
            <text:p>0.00525</text:p>
          </table:table-cell>
          <table:table-cell table:number-columns-repeated="1019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3902" calcext:value-type="float">
            <text:p>0.3902</text:p>
          </table:table-cell>
          <table:table-cell office:value-type="float" office:value="0.0054" calcext:value-type="float">
            <text:p>0.0054</text:p>
          </table:table-cell>
          <table:table-cell table:formula="of:=([Arkusz2.B9]-[Arkusz2.B8])/([Arkusz2.A9]-[Arkusz2.A8])" office:value-type="float" office:value="4.44475" calcext:value-type="float">
            <text:p>4.44475</text:p>
          </table:table-cell>
          <table:table-cell table:formula="of:=([Arkusz2.C8]-[Arkusz2.C7])/([Arkusz2.A8]-[Arkusz2.A7])" office:value-type="float" office:value="0.0029" calcext:value-type="float">
            <text:p>0.0029</text:p>
          </table:table-cell>
          <table:table-cell table:number-columns-repeated="1019"/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2.1681" calcext:value-type="float">
            <text:p>2.1681</text:p>
          </table:table-cell>
          <table:table-cell office:value-type="float" office:value="0.112" calcext:value-type="float">
            <text:p>0.112</text:p>
          </table:table-cell>
          <table:table-cell table:formula="of:=([Arkusz2.B10]-[Arkusz2.B9])/([Arkusz2.A10]-[Arkusz2.A9])" office:value-type="float" office:value="0.8422" calcext:value-type="float">
            <text:p>0.8422</text:p>
          </table:table-cell>
          <table:table-cell table:formula="of:=([Arkusz2.C9]-[Arkusz2.C8])/([Arkusz2.A9]-[Arkusz2.A8])" office:value-type="float" office:value="0.2665" calcext:value-type="float">
            <text:p>0.2665</text:p>
          </table:table-cell>
          <table:table-cell table:number-columns-repeated="1019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2.5892" calcext:value-type="float">
            <text:p>2.5892</text:p>
          </table:table-cell>
          <table:table-cell office:value-type="float" office:value="1.9418" calcext:value-type="float">
            <text:p>1.9418</text:p>
          </table:table-cell>
          <table:table-cell office:value-type="float" office:value="0.93" calcext:value-type="float">
            <text:p>0.93</text:p>
          </table:table-cell>
          <table:table-cell table:formula="of:=([Arkusz2.C10]-[Arkusz2.C9])/([Arkusz2.A10]-[Arkusz2.A9])" office:value-type="float" office:value="3.6596" calcext:value-type="float">
            <text:p>3.6596</text:p>
          </table:table-cell>
          <table:table-cell table:number-columns-repeated="1019"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3.0343" calcext:value-type="float">
            <text:p>3.0343</text:p>
          </table:table-cell>
          <table:table-cell office:value-type="float" office:value="2.3912" calcext:value-type="float">
            <text:p>2.3912</text:p>
          </table:table-cell>
          <table:table-cell table:formula="of:=([Arkusz2.B12]-[Arkusz2.B11])/([Arkusz2.A12]-[Arkusz2.A11])" office:value-type="float" office:value="0.907399999999999" calcext:value-type="float">
            <text:p>0.9074</text:p>
          </table:table-cell>
          <table:table-cell table:formula="of:=([Arkusz2.C11]-[Arkusz2.C10])/([Arkusz2.A11]-[Arkusz2.A10])" office:value-type="float" office:value="0.8988" calcext:value-type="float">
            <text:p>0.8988</text:p>
          </table:table-cell>
          <table:table-cell table:number-columns-repeated="1019"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3.488" calcext:value-type="float">
            <text:p>3.488</text:p>
          </table:table-cell>
          <table:table-cell office:value-type="float" office:value="2.8504" calcext:value-type="float">
            <text:p>2.8504</text:p>
          </table:table-cell>
          <table:table-cell table:formula="of:=([Arkusz2.B13]-[Arkusz2.B12])/([Arkusz2.A13]-[Arkusz2.A12])" office:value-type="float" office:value="0.999" calcext:value-type="float">
            <text:p>0.999</text:p>
          </table:table-cell>
          <table:table-cell table:formula="of:=([Arkusz2.C12]-[Arkusz2.C11])/([Arkusz2.A12]-[Arkusz2.A11])" office:value-type="float" office:value="0.918399999999999" calcext:value-type="float">
            <text:p>0.9184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0874" calcext:value-type="float">
            <text:p>4.0874</text:p>
          </table:table-cell>
          <table:table-cell office:value-type="float" office:value="3.4623" calcext:value-type="float">
            <text:p>3.4623</text:p>
          </table:table-cell>
          <table:table-cell table:formula="of:=([Arkusz2.B14]-[Arkusz2.B13])/([Arkusz2.A14]-[Arkusz2.A13])" office:value-type="float" office:value="0.947200000000001" calcext:value-type="float">
            <text:p>0.9472</text:p>
          </table:table-cell>
          <table:table-cell table:formula="of:=([Arkusz2.C13]-[Arkusz2.C12])/([Arkusz2.A13]-[Arkusz2.A12])" office:value-type="float" office:value="1.01983333333333" calcext:value-type="float">
            <text:p>1.0198333333</text:p>
          </table:table-cell>
          <table:table-cell table:number-columns-repeated="1019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561" calcext:value-type="float">
            <text:p>4.561</text:p>
          </table:table-cell>
          <table:table-cell office:value-type="float" office:value="3.9449" calcext:value-type="float">
            <text:p>3.9449</text:p>
          </table:table-cell>
          <table:table-cell table:formula="of:=([Arkusz2.B15]-[Arkusz2.B14])/([Arkusz2.A15]-[Arkusz2.A14])" office:value-type="float" office:value="0.9766" calcext:value-type="float">
            <text:p>0.9766</text:p>
          </table:table-cell>
          <table:table-cell table:formula="of:=([Arkusz2.C14]-[Arkusz2.C13])/([Arkusz2.A14]-[Arkusz2.A13])" office:value-type="float" office:value="0.9652" calcext:value-type="float">
            <text:p>0.9652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.0493" calcext:value-type="float">
            <text:p>5.0493</text:p>
          </table:table-cell>
          <table:table-cell office:value-type="float" office:value="4.4426" calcext:value-type="float">
            <text:p>4.4426</text:p>
          </table:table-cell>
          <table:table-cell table:formula="of:=([Arkusz2.B16]-[Arkusz2.B15])/([Arkusz2.A16]-[Arkusz2.A15])" office:value-type="float" office:value="0.901400000000001" calcext:value-type="float">
            <text:p>0.9014</text:p>
          </table:table-cell>
          <table:table-cell table:formula="of:=([Arkusz2.C15]-[Arkusz2.C14])/([Arkusz2.A15]-[Arkusz2.A14])" office:value-type="float" office:value="0.995399999999999" calcext:value-type="float">
            <text:p>0.9954</text:p>
          </table:table-cell>
          <table:table-cell table:number-columns-repeated="1019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903" calcext:value-type="float">
            <text:p>4.903</text:p>
          </table:table-cell>
          <table:table-cell office:value-type="float" office:value="0.95" calcext:value-type="float">
            <text:p>0.95</text:p>
          </table:table-cell>
          <table:table-cell table:formula="of:=([Arkusz2.C16]-[Arkusz2.C15])/([Arkusz2.A16]-[Arkusz2.A15])" office:value-type="float" office:value="0.920800000000002" calcext:value-type="float">
            <text:p>0.9208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95" calcext:value-type="float">
            <text:p>5.95</text:p>
          </table:table-cell>
          <table:table-cell office:value-type="float" office:value="5.358" calcext:value-type="float">
            <text:p>5.358</text:p>
          </table:table-cell>
          <table:table-cell table:formula="of:=([Arkusz2.B18]-[Arkusz2.B17])/([Arkusz2.A18]-[Arkusz2.A17])" office:value-type="float" office:value="1.062" calcext:value-type="float">
            <text:p>1.062</text:p>
          </table:table-cell>
          <table:table-cell table:formula="of:=([Arkusz2.C17]-[Arkusz2.C16])/([Arkusz2.A17]-[Arkusz2.A16])" office:value-type="float" office:value="0.909999999999998" calcext:value-type="float">
            <text:p>0.91</text:p>
          </table:table-cell>
          <table:table-cell table:number-columns-repeated="1019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.481" calcext:value-type="float">
            <text:p>6.481</text:p>
          </table:table-cell>
          <table:table-cell office:value-type="float" office:value="5.9" calcext:value-type="float">
            <text:p>5.9</text:p>
          </table:table-cell>
          <table:table-cell table:formula="of:=([Arkusz2.B19]-[Arkusz2.B18])/([Arkusz2.A19]-[Arkusz2.A18])" office:value-type="float" office:value="1.014" calcext:value-type="float">
            <text:p>1.014</text:p>
          </table:table-cell>
          <table:table-cell table:formula="of:=([Arkusz2.C18]-[Arkusz2.C17])/([Arkusz2.A18]-[Arkusz2.A17])" office:value-type="float" office:value="1.084" calcext:value-type="float">
            <text:p>1.084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988" calcext:value-type="float">
            <text:p>6.988</text:p>
          </table:table-cell>
          <table:table-cell office:value-type="float" office:value="6.416" calcext:value-type="float">
            <text:p>6.416</text:p>
          </table:table-cell>
          <table:table-cell office:value-type="float" office:value="0.95" calcext:value-type="float">
            <text:p>0.95</text:p>
          </table:table-cell>
          <table:table-cell table:formula="of:=([Arkusz2.C19]-[Arkusz2.C18])/([Arkusz2.A19]-[Arkusz2.A18])" office:value-type="float" office:value="1.032" calcext:value-type="float">
            <text:p>1.032</text:p>
          </table:table-cell>
          <table:table-cell table:number-columns-repeated="1019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7.457" calcext:value-type="float">
            <text:p>7.457</text:p>
          </table:table-cell>
          <table:table-cell office:value-type="float" office:value="6.894" calcext:value-type="float">
            <text:p>6.894</text:p>
          </table:table-cell>
          <table:table-cell office:value-type="float" office:value="0.95" calcext:value-type="float">
            <text:p>0.95</text:p>
          </table:table-cell>
          <table:table-cell table:formula="of:=([Arkusz2.C20]-[Arkusz2.C19])/([Arkusz2.A20]-[Arkusz2.A19])" office:value-type="float" office:value="0.956" calcext:value-type="float">
            <text:p>0.956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874" calcext:value-type="float">
            <text:p>7.874</text:p>
          </table:table-cell>
          <table:table-cell office:value-type="float" office:value="7.318" calcext:value-type="float">
            <text:p>7.318</text:p>
          </table:table-cell>
          <table:table-cell table:formula="of:=([Arkusz2.B22]-[Arkusz2.B21])/([Arkusz2.A22]-[Arkusz2.A21])" office:value-type="float" office:value="0.997999999999999" calcext:value-type="float">
            <text:p>0.998</text:p>
          </table:table-cell>
          <table:table-cell table:formula="of:=([Arkusz2.C21]-[Arkusz2.C20])/([Arkusz2.A21]-[Arkusz2.A20])" office:value-type="float" office:value="0.847999999999999" calcext:value-type="float">
            <text:p>0.848</text:p>
          </table:table-cell>
          <table:table-cell table:number-columns-repeated="1019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8.373" calcext:value-type="float">
            <text:p>8.373</text:p>
          </table:table-cell>
          <table:table-cell office:value-type="float" office:value="7.828" calcext:value-type="float">
            <text:p>7.828</text:p>
          </table:table-cell>
          <table:table-cell office:value-type="float" office:value="0.95" calcext:value-type="float">
            <text:p>0.95</text:p>
          </table:table-cell>
          <table:table-cell table:formula="of:=([Arkusz2.C22]-[Arkusz2.C21])/([Arkusz2.A22]-[Arkusz2.A21])" office:value-type="float" office:value="1.02" calcext:value-type="float">
            <text:p>1.02</text:p>
          </table:table-cell>
          <table:table-cell table:number-columns-repeated="1019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8.916" calcext:value-type="float">
            <text:p>8.916</text:p>
          </table:table-cell>
          <table:table-cell office:value-type="float" office:value="8.381" calcext:value-type="float">
            <text:p>8.381</text:p>
          </table:table-cell>
          <table:table-cell table:formula="of:=([Arkusz2.B24]-[Arkusz2.B23])/([Arkusz2.A24]-[Arkusz2.A23])" office:value-type="float" office:value="1.01" calcext:value-type="float">
            <text:p>1.01</text:p>
          </table:table-cell>
          <table:table-cell table:formula="of:=([Arkusz2.C23]-[Arkusz2.C22])/([Arkusz2.A23]-[Arkusz2.A22])" office:value-type="float" office:value="0.921666666666667" calcext:value-type="float">
            <text:p>0.9216666667</text:p>
          </table:table-cell>
          <table:table-cell table:number-columns-repeated="1019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9.32" calcext:value-type="float">
            <text:p>9.32</text:p>
          </table:table-cell>
          <table:table-cell office:value-type="float" office:value="8.773" calcext:value-type="float">
            <text:p>8.773</text:p>
          </table:table-cell>
          <table:table-cell office:value-type="float" office:value="1.02" calcext:value-type="float">
            <text:p>1.02</text:p>
          </table:table-cell>
          <table:table-cell table:formula="of:=([Arkusz2.C24]-[Arkusz2.C23])/([Arkusz2.A24]-[Arkusz2.A23])" office:value-type="float" office:value="0.979999999999998" calcext:value-type="float">
            <text:p>0.98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87" calcext:value-type="float">
            <text:p>9.87</text:p>
          </table:table-cell>
          <table:table-cell office:value-type="float" office:value="9.354" calcext:value-type="float">
            <text:p>9.354</text:p>
          </table:table-cell>
          <table:table-cell table:formula="of:=([Arkusz2.B26]-[Arkusz2.B25])/([Arkusz2.A26]-[Arkusz2.A25])" office:value-type="float" office:value="0.960000000000001" calcext:value-type="float">
            <text:p>0.96</text:p>
          </table:table-cell>
          <table:table-cell table:formula="of:=([Arkusz2.C25]-[Arkusz2.C24])/([Arkusz2.A25]-[Arkusz2.A24])" office:value-type="float" office:value="1.162" calcext:value-type="float">
            <text:p>1.162</text:p>
          </table:table-cell>
          <table:table-cell table:number-columns-repeated="1019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10.35" calcext:value-type="float">
            <text:p>10.35</text:p>
          </table:table-cell>
          <table:table-cell office:value-type="float" office:value="9.845" calcext:value-type="float">
            <text:p>9.845</text:p>
          </table:table-cell>
          <table:table-cell office:value-type="float" office:value="0.9" calcext:value-type="float">
            <text:p>0.9</text:p>
          </table:table-cell>
          <table:table-cell table:formula="of:=([Arkusz2.C26]-[Arkusz2.C25])/([Arkusz2.A26]-[Arkusz2.A25])" office:value-type="float" office:value="0.982000000000003" calcext:value-type="float">
            <text:p>0.982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784" calcext:value-type="float">
            <text:p>10.784</text:p>
          </table:table-cell>
          <table:table-cell office:value-type="float" office:value="10.294" calcext:value-type="float">
            <text:p>10.294</text:p>
          </table:table-cell>
          <table:table-cell table:formula="of:=([Arkusz2.B28]-[Arkusz2.B27])/([Arkusz2.A28]-[Arkusz2.A27])" office:value-type="float" office:value="0.416" calcext:value-type="float">
            <text:p>0.416</text:p>
          </table:table-cell>
          <table:table-cell table:formula="of:=([Arkusz2.C27]-[Arkusz2.C26])/([Arkusz2.A27]-[Arkusz2.A26])" office:value-type="float" office:value="0.898" calcext:value-type="float">
            <text:p>0.898</text:p>
          </table:table-cell>
          <table:table-cell table:number-columns-repeated="1019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992" calcext:value-type="float">
            <text:p>10.992</text:p>
          </table:table-cell>
          <table:table-cell office:value-type="float" office:value="10.738" calcext:value-type="float">
            <text:p>10.738</text:p>
          </table:table-cell>
          <table:table-cell table:formula="of:=([Arkusz2.B29]-[Arkusz2.B28])/([Arkusz2.A29]-[Arkusz2.A28])" office:value-type="float" office:value="0.00399999999999778" calcext:value-type="float">
            <text:p>0.004</text:p>
          </table:table-cell>
          <table:table-cell table:formula="of:=([Arkusz2.C28]-[Arkusz2.C27])/([Arkusz2.A28]-[Arkusz2.A27])" office:value-type="float" office:value="0.887999999999998" calcext:value-type="float">
            <text:p>0.888</text:p>
          </table:table-cell>
          <table:table-cell>
            <draw:frame table:end-cell-address="Arkusz2.R54" table:end-x="22.65pt" table:end-y="5.61pt" draw:z-index="1" draw:name="Wykres 2" draw:style-name="gr1" draw:text-style-name="P1" svg:width="720.11pt" svg:height="358.58pt" svg:x="23.19pt" svg:y="5.84pt">
              <draw:object draw:notify-on-update-of-ranges="Arkusz2.A2:Arkusz2.A61 Arkusz2.C2:Arkusz2.C6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.994" calcext:value-type="float">
            <text:p>10.994</text:p>
          </table:table-cell>
          <table:table-cell office:value-type="float" office:value="10.98" calcext:value-type="float">
            <text:p>10.98</text:p>
          </table:table-cell>
          <table:table-cell table:formula="of:=([Arkusz2.B30]-[Arkusz2.B29])/([Arkusz2.A30]-[Arkusz2.A29])" office:value-type="float" office:value="0" calcext:value-type="float">
            <text:p>0</text:p>
          </table:table-cell>
          <table:table-cell table:formula="of:=([Arkusz2.C29]-[Arkusz2.C28])/([Arkusz2.A29]-[Arkusz2.A28])" office:value-type="float" office:value="0.484000000000002" calcext:value-type="float">
            <text:p>0.484</text:p>
          </table:table-cell>
          <table:table-cell table:number-columns-repeated="1019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0.994" calcext:value-type="float">
            <text:p>10.994</text:p>
          </table:table-cell>
          <table:table-cell office:value-type="float" office:value="10.982" calcext:value-type="float">
            <text:p>10.982</text:p>
          </table:table-cell>
          <table:table-cell table:formula="of:=([Arkusz2.B31]-[Arkusz2.B30])/([Arkusz2.A31]-[Arkusz2.A30])" office:value-type="float" office:value="0.00199999999999889" calcext:value-type="float">
            <text:p>0.002</text:p>
          </table:table-cell>
          <table:table-cell table:formula="of:=([Arkusz2.C30]-[Arkusz2.C29])/([Arkusz2.A30]-[Arkusz2.A29])" office:value-type="float" office:value="0.00399999999999778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.995" calcext:value-type="float">
            <text:p>10.995</text:p>
          </table:table-cell>
          <table:table-cell office:value-type="float" office:value="10.982" calcext:value-type="float">
            <text:p>10.982</text:p>
          </table:table-cell>
          <table:table-cell table:formula="of:=([Arkusz2.B32]-[Arkusz2.B31])/([Arkusz2.A32]-[Arkusz2.A31])" office:value-type="float" office:value="0" calcext:value-type="float">
            <text:p>0</text:p>
          </table:table-cell>
          <table:table-cell table:formula="of:=([Arkusz2.C31]-[Arkusz2.C30])/([Arkusz2.A31]-[Arkusz2.A3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0.995" calcext:value-type="float">
            <text:p>10.995</text:p>
          </table:table-cell>
          <table:table-cell office:value-type="float" office:value="10.984" calcext:value-type="float">
            <text:p>10.984</text:p>
          </table:table-cell>
          <table:table-cell table:formula="of:=([Arkusz2.B33]-[Arkusz2.B32])/([Arkusz2.A33]-[Arkusz2.A32])" office:value-type="float" office:value="0" calcext:value-type="float">
            <text:p>0</text:p>
          </table:table-cell>
          <table:table-cell table:formula="of:=([Arkusz2.C32]-[Arkusz2.C31])/([Arkusz2.A32]-[Arkusz2.A31])" office:value-type="float" office:value="0.00400000000000134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.995" calcext:value-type="float">
            <text:p>10.995</text:p>
          </table:table-cell>
          <table:table-cell office:value-type="float" office:value="10.985" calcext:value-type="float">
            <text:p>10.985</text:p>
          </table:table-cell>
          <table:table-cell table:formula="of:=([Arkusz2.B34]-[Arkusz2.B33])/([Arkusz2.A34]-[Arkusz2.A33])" office:value-type="float" office:value="0.00400000000000134" calcext:value-type="float">
            <text:p>0.004</text:p>
          </table:table-cell>
          <table:table-cell table:formula="of:=([Arkusz2.C33]-[Arkusz2.C32])/([Arkusz2.A33]-[Arkusz2.A32])" office:value-type="float" office:value="0.00199999999999889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0.997" calcext:value-type="float">
            <text:p>10.997</text:p>
          </table:table-cell>
          <table:table-cell office:value-type="float" office:value="10.985" calcext:value-type="float">
            <text:p>10.985</text:p>
          </table:table-cell>
          <table:table-cell table:formula="of:=([Arkusz2.B35]-[Arkusz2.B34])/([Arkusz2.A35]-[Arkusz2.A34])" office:value-type="float" office:value="0" calcext:value-type="float">
            <text:p>0</text:p>
          </table:table-cell>
          <table:table-cell table:formula="of:=([Arkusz2.C34]-[Arkusz2.C33])/([Arkusz2.A34]-[Arkusz2.A3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.997" calcext:value-type="float">
            <text:p>10.997</text:p>
          </table:table-cell>
          <table:table-cell office:value-type="float" office:value="10.987" calcext:value-type="float">
            <text:p>10.987</text:p>
          </table:table-cell>
          <table:table-cell table:formula="of:=([Arkusz2.B36]-[Arkusz2.B35])/([Arkusz2.A36]-[Arkusz2.A35])" office:value-type="float" office:value="0" calcext:value-type="float">
            <text:p>0</text:p>
          </table:table-cell>
          <table:table-cell table:formula="of:=([Arkusz2.C35]-[Arkusz2.C34])/([Arkusz2.A35]-[Arkusz2.A34])" office:value-type="float" office:value="0.00400000000000134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0.997" calcext:value-type="float">
            <text:p>10.997</text:p>
          </table:table-cell>
          <table:table-cell office:value-type="float" office:value="10.987" calcext:value-type="float">
            <text:p>10.987</text:p>
          </table:table-cell>
          <table:table-cell table:formula="of:=([Arkusz2.B37]-[Arkusz2.B36])/([Arkusz2.A37]-[Arkusz2.A36])" office:value-type="float" office:value="0.00400000000000134" calcext:value-type="float">
            <text:p>0.004</text:p>
          </table:table-cell>
          <table:table-cell table:formula="of:=([Arkusz2.C36]-[Arkusz2.C35])/([Arkusz2.A36]-[Arkusz2.A3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.999" calcext:value-type="float">
            <text:p>10.999</text:p>
          </table:table-cell>
          <table:table-cell office:value-type="float" office:value="10.987" calcext:value-type="float">
            <text:p>10.987</text:p>
          </table:table-cell>
          <table:table-cell table:formula="of:=([Arkusz2.B38]-[Arkusz2.B37])/([Arkusz2.A38]-[Arkusz2.A37])" office:value-type="float" office:value="0" calcext:value-type="float">
            <text:p>0</text:p>
          </table:table-cell>
          <table:table-cell table:formula="of:=([Arkusz2.C37]-[Arkusz2.C36])/([Arkusz2.A37]-[Arkusz2.A3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0.999" calcext:value-type="float">
            <text:p>10.999</text:p>
          </table:table-cell>
          <table:table-cell office:value-type="float" office:value="10.989" calcext:value-type="float">
            <text:p>10.989</text:p>
          </table:table-cell>
          <table:table-cell table:formula="of:=([Arkusz2.B39]-[Arkusz2.B38])/([Arkusz2.A39]-[Arkusz2.A38])" office:value-type="float" office:value="0.00199999999999889" calcext:value-type="float">
            <text:p>0.002</text:p>
          </table:table-cell>
          <table:table-cell table:formula="of:=([Arkusz2.C38]-[Arkusz2.C37])/([Arkusz2.A38]-[Arkusz2.A37])" office:value-type="float" office:value="0.00400000000000134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.99" calcext:value-type="float">
            <text:p>10.99</text:p>
          </table:table-cell>
          <table:table-cell table:formula="of:=([Arkusz2.B40]-[Arkusz2.B39])/([Arkusz2.A40]-[Arkusz2.A39])" office:value-type="float" office:value="0" calcext:value-type="float">
            <text:p>0</text:p>
          </table:table-cell>
          <table:table-cell table:formula="of:=([Arkusz2.C39]-[Arkusz2.C38])/([Arkusz2.A39]-[Arkusz2.A38])" office:value-type="float" office:value="0.00199999999999889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1" calcext:value-type="float">
            <text:p>11</text:p>
          </table:table-cell>
          <table:table-cell office:value-type="float" office:value="10.99" calcext:value-type="float">
            <text:p>10.99</text:p>
          </table:table-cell>
          <table:table-cell table:formula="of:=([Arkusz2.B41]-[Arkusz2.B40])/([Arkusz2.A41]-[Arkusz2.A40])" office:value-type="float" office:value="0" calcext:value-type="float">
            <text:p>0</text:p>
          </table:table-cell>
          <table:table-cell table:formula="of:=([Arkusz2.C40]-[Arkusz2.C39])/([Arkusz2.A40]-[Arkusz2.A3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.992" calcext:value-type="float">
            <text:p>10.992</text:p>
          </table:table-cell>
          <table:table-cell table:formula="of:=([Arkusz2.B42]-[Arkusz2.B41])/([Arkusz2.A42]-[Arkusz2.A41])" office:value-type="float" office:value="0.00400000000000134" calcext:value-type="float">
            <text:p>0.004</text:p>
          </table:table-cell>
          <table:table-cell table:formula="of:=([Arkusz2.C41]-[Arkusz2.C40])/([Arkusz2.A41]-[Arkusz2.A40])" office:value-type="float" office:value="0.00400000000000134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1.002" calcext:value-type="float">
            <text:p>11.002</text:p>
          </table:table-cell>
          <table:table-cell office:value-type="float" office:value="10.997" calcext:value-type="float">
            <text:p>10.997</text:p>
          </table:table-cell>
          <table:table-cell table:formula="of:=([Arkusz2.B43]-[Arkusz2.B42])/([Arkusz2.A43]-[Arkusz2.A42])" office:value-type="float" office:value="0" calcext:value-type="float">
            <text:p>0</text:p>
          </table:table-cell>
          <table:table-cell table:formula="of:=([Arkusz2.C42]-[Arkusz2.C41])/([Arkusz2.A42]-[Arkusz2.A41])" office:value-type="float" office:value="0.00999999999999801" calcext:value-type="float">
            <text:p>0.01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.002" calcext:value-type="float">
            <text:p>11.002</text:p>
          </table:table-cell>
          <table:table-cell office:value-type="float" office:value="10.994" calcext:value-type="float">
            <text:p>10.994</text:p>
          </table:table-cell>
          <table:table-cell table:formula="of:=([Arkusz2.B44]-[Arkusz2.B43])/([Arkusz2.A44]-[Arkusz2.A43])" office:value-type="float" office:value="0" calcext:value-type="float">
            <text:p>0</text:p>
          </table:table-cell>
          <table:table-cell table:formula="of:=([Arkusz2.C43]-[Arkusz2.C42])/([Arkusz2.A43]-[Arkusz2.A42])" office:value-type="float" office:value="-0.00600000000000023" calcext:value-type="float">
            <text:p>-0.006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.002" calcext:value-type="float">
            <text:p>11.002</text:p>
          </table:table-cell>
          <table:table-cell office:value-type="float" office:value="10.995" calcext:value-type="float">
            <text:p>10.995</text:p>
          </table:table-cell>
          <table:table-cell table:formula="of:=([Arkusz2.B45]-[Arkusz2.B44])/([Arkusz2.A45]-[Arkusz2.A44])" office:value-type="float" office:value="0.00300000000000011" calcext:value-type="float">
            <text:p>0.003</text:p>
          </table:table-cell>
          <table:table-cell table:formula="of:=([Arkusz2.C44]-[Arkusz2.C43])/([Arkusz2.A44]-[Arkusz2.A43])" office:value-type="float" office:value="0.000999999999999446" calcext:value-type="float">
            <text:p>0.001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.005" calcext:value-type="float">
            <text:p>11.005</text:p>
          </table:table-cell>
          <table:table-cell office:value-type="float" office:value="10.997" calcext:value-type="float">
            <text:p>10.997</text:p>
          </table:table-cell>
          <table:table-cell table:formula="of:=([Arkusz2.B46]-[Arkusz2.B45])/([Arkusz2.A46]-[Arkusz2.A45])" office:value-type="float" office:value="0.00199999999999889" calcext:value-type="float">
            <text:p>0.002</text:p>
          </table:table-cell>
          <table:table-cell table:formula="of:=([Arkusz2.C45]-[Arkusz2.C44])/([Arkusz2.A45]-[Arkusz2.A44])" office:value-type="float" office:value="0.00200000000000067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.007" calcext:value-type="float">
            <text:p>11.007</text:p>
          </table:table-cell>
          <table:table-cell office:value-type="float" office:value="10.999" calcext:value-type="float">
            <text:p>10.999</text:p>
          </table:table-cell>
          <table:table-cell table:formula="of:=([Arkusz2.B47]-[Arkusz2.B46])/([Arkusz2.A47]-[Arkusz2.A46])" office:value-type="float" office:value="0" calcext:value-type="float">
            <text:p>0</text:p>
          </table:table-cell>
          <table:table-cell table:formula="of:=([Arkusz2.C46]-[Arkusz2.C45])/([Arkusz2.A46]-[Arkusz2.A45])" office:value-type="float" office:value="0.00200000000000067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.007" calcext:value-type="float">
            <text:p>11.007</text:p>
          </table:table-cell>
          <table:table-cell office:value-type="float" office:value="11" calcext:value-type="float">
            <text:p>11</text:p>
          </table:table-cell>
          <table:table-cell table:formula="of:=([Arkusz2.B48]-[Arkusz2.B47])/([Arkusz2.A48]-[Arkusz2.A47])" office:value-type="float" office:value="0" calcext:value-type="float">
            <text:p>0</text:p>
          </table:table-cell>
          <table:table-cell table:formula="of:=([Arkusz2.C47]-[Arkusz2.C46])/([Arkusz2.A47]-[Arkusz2.A46])" office:value-type="float" office:value="0.000999999999999446" calcext:value-type="float">
            <text:p>0.001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.007" calcext:value-type="float">
            <text:p>11.007</text:p>
          </table:table-cell>
          <table:table-cell office:value-type="float" office:value="11" calcext:value-type="float">
            <text:p>11</text:p>
          </table:table-cell>
          <table:table-cell table:formula="of:=([Arkusz2.B49]-[Arkusz2.B48])/([Arkusz2.A49]-[Arkusz2.A48])" office:value-type="float" office:value="0.00300000000000011" calcext:value-type="float">
            <text:p>0.003</text:p>
          </table:table-cell>
          <table:table-cell table:formula="of:=([Arkusz2.C48]-[Arkusz2.C47])/([Arkusz2.A48]-[Arkusz2.A4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1.01" calcext:value-type="float">
            <text:p>11.01</text:p>
          </table:table-cell>
          <table:table-cell office:value-type="float" office:value="11.004" calcext:value-type="float">
            <text:p>11.004</text:p>
          </table:table-cell>
          <table:table-cell table:formula="of:=([Arkusz2.B50]-[Arkusz2.B49])/([Arkusz2.A50]-[Arkusz2.A49])" office:value-type="float" office:value="0" calcext:value-type="float">
            <text:p>0</text:p>
          </table:table-cell>
          <table:table-cell table:formula="of:=([Arkusz2.C49]-[Arkusz2.C48])/([Arkusz2.A49]-[Arkusz2.A48])" office:value-type="float" office:value="0.00399999999999956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1.01" calcext:value-type="float">
            <text:p>11.01</text:p>
          </table:table-cell>
          <table:table-cell office:value-type="float" office:value="11.005" calcext:value-type="float">
            <text:p>11.005</text:p>
          </table:table-cell>
          <table:table-cell table:formula="of:=([Arkusz2.B51]-[Arkusz2.B50])/([Arkusz2.A51]-[Arkusz2.A50])" office:value-type="float" office:value="0.00200000000000067" calcext:value-type="float">
            <text:p>0.002</text:p>
          </table:table-cell>
          <table:table-cell table:formula="of:=([Arkusz2.C50]-[Arkusz2.C49])/([Arkusz2.A50]-[Arkusz2.A49])" office:value-type="float" office:value="0.00100000000000122" calcext:value-type="float">
            <text:p>0.001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.012" calcext:value-type="float">
            <text:p>11.012</text:p>
          </table:table-cell>
          <table:table-cell office:value-type="float" office:value="11.005" calcext:value-type="float">
            <text:p>11.005</text:p>
          </table:table-cell>
          <table:table-cell table:formula="of:=([Arkusz2.B52]-[Arkusz2.B51])/([Arkusz2.A52]-[Arkusz2.A51])" office:value-type="float" office:value="0" calcext:value-type="float">
            <text:p>0</text:p>
          </table:table-cell>
          <table:table-cell table:formula="of:=([Arkusz2.C51]-[Arkusz2.C50])/([Arkusz2.A51]-[Arkusz2.A5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.012" calcext:value-type="float">
            <text:p>11.012</text:p>
          </table:table-cell>
          <table:table-cell office:value-type="float" office:value="11.007" calcext:value-type="float">
            <text:p>11.007</text:p>
          </table:table-cell>
          <table:table-cell table:formula="of:=([Arkusz2.B53]-[Arkusz2.B52])/([Arkusz2.A53]-[Arkusz2.A52])" office:value-type="float" office:value="0.00199999999999889" calcext:value-type="float">
            <text:p>0.002</text:p>
          </table:table-cell>
          <table:table-cell table:formula="of:=([Arkusz2.C52]-[Arkusz2.C51])/([Arkusz2.A52]-[Arkusz2.A51])" office:value-type="float" office:value="0.00199999999999889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.014" calcext:value-type="float">
            <text:p>11.014</text:p>
          </table:table-cell>
          <table:table-cell office:value-type="float" office:value="11.007" calcext:value-type="float">
            <text:p>11.00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Arkusz2.S84" table:end-x="23.64pt" table:end-y="7.4pt" draw:z-index="3" draw:name="Wykres 1" draw:style-name="gr1" draw:text-style-name="P1" svg:width="719.89pt" svg:height="358.7pt" svg:x="24.41pt" svg:y="8.76pt">
              <draw:object draw:notify-on-update-of-ranges="Arkusz2.A2:Arkusz2.A53 Arkusz2.E3:Arkusz2.E5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2">
          <table:table-cell office:value-type="string" calcext:value-type="string">
            <text:p>I2[A]</text:p>
          </table:table-cell>
          <table:table-cell office:value-type="string" calcext:value-type="string">
            <text:p>U2_1[V]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721" calcext:value-type="float">
            <text:p>0.721</text:p>
          </table:table-cell>
          <table:table-cell office:value-type="float" office:value="0.0369" calcext:value-type="float">
            <text:p>0.036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3.8127" calcext:value-type="float">
            <text:p>3.8127</text:p>
          </table:table-cell>
          <table:table-cell table:formula="of:=((([Arkusz3.B4]-[Arkusz3.B3])/([Arkusz3.A4]-[Arkusz3.A3]))*-1)*-1" office:value-type="float" office:value="-3775.8" calcext:value-type="float">
            <text:p>-3775.8</text:p>
          </table:table-cell>
          <table:table-cell table:number-columns-repeated="2"/>
          <table:table-cell table:style-name="Default">
            <draw:frame table:end-cell-address="Arkusz3.R30" table:end-x="11.48pt" table:end-y="5.7pt" draw:z-index="2" draw:name="Wykres 2" draw:style-name="gr1" draw:text-style-name="P1" svg:width="720pt" svg:height="360pt" svg:x="12.08pt" svg:y="8.11pt">
              <draw:object draw:notify-on-update-of-ranges="Arkusz3.A2:Arkusz3.A15 Arkusz3.C4:Arkusz3.C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0.7237" calcext:value-type="float">
            <text:p>0.7237</text:p>
          </table:table-cell>
          <table:table-cell office:value-type="float" office:value="4.9874" calcext:value-type="float">
            <text:p>4.9874</text:p>
          </table:table-cell>
          <table:table-cell table:formula="of:=((([Arkusz3.B5]-[Arkusz3.B4])/([Arkusz3.A5]-[Arkusz3.A4]))*-1)*-1" office:value-type="float" office:value="317.486486486483" calcext:value-type="float">
            <text:p>317.4864864865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7242" calcext:value-type="float">
            <text:p>0.7242</text:p>
          </table:table-cell>
          <table:table-cell office:value-type="float" office:value="7.31" calcext:value-type="float">
            <text:p>7.31</text:p>
          </table:table-cell>
          <table:table-cell table:formula="of:=((([Arkusz3.B6]-[Arkusz3.B5])/([Arkusz3.A6]-[Arkusz3.A5]))*-1)*-1" office:value-type="float" office:value="4645.19999999948" calcext:value-type="float">
            <text:p>4645.1999999995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7169" calcext:value-type="float">
            <text:p>0.7169</text:p>
          </table:table-cell>
          <table:table-cell office:value-type="float" office:value="10.875" calcext:value-type="float">
            <text:p>10.875</text:p>
          </table:table-cell>
          <table:table-cell table:formula="of:=((([Arkusz3.B7]-[Arkusz3.B6])/([Arkusz3.A7]-[Arkusz3.A6]))*-1)*-1" office:value-type="float" office:value="-488.356164383556" calcext:value-type="float">
            <text:p>-488.3561643836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5462" calcext:value-type="float">
            <text:p>0.5462</text:p>
          </table:table-cell>
          <table:table-cell office:value-type="float" office:value="10.961" calcext:value-type="float">
            <text:p>10.961</text:p>
          </table:table-cell>
          <table:table-cell table:formula="of:=((([Arkusz3.B8]-[Arkusz3.B7])/([Arkusz3.A8]-[Arkusz3.A7]))*-1)*-1" office:value-type="float" office:value="-0.503807850029293" calcext:value-type="float">
            <text:p>-0.50380785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3663" calcext:value-type="float">
            <text:p>0.3663</text:p>
          </table:table-cell>
          <table:table-cell office:value-type="float" office:value="10.973" calcext:value-type="float">
            <text:p>10.973</text:p>
          </table:table-cell>
          <table:table-cell table:formula="of:=((([Arkusz3.B9]-[Arkusz3.B8])/([Arkusz3.A9]-[Arkusz3.A8]))*-1)*-1" office:value-type="float" office:value="-0.0667037242912755" calcext:value-type="float">
            <text:p>-0.0667037243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2868" calcext:value-type="float">
            <text:p>0.2868</text:p>
          </table:table-cell>
          <table:table-cell office:value-type="float" office:value="10.979" calcext:value-type="float">
            <text:p>10.979</text:p>
          </table:table-cell>
          <table:table-cell table:formula="of:=((([Arkusz3.B10]-[Arkusz3.B9])/([Arkusz3.A10]-[Arkusz3.A9]))*-1)*-1" office:value-type="float" office:value="-0.075471698113188" calcext:value-type="float">
            <text:p>-0.0754716981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1986" calcext:value-type="float">
            <text:p>0.1986</text:p>
            <draw:frame table:end-cell-address="Arkusz3.M36" table:end-x="38.66pt" table:end-y="13.66pt" draw:z-index="3" draw:name="Wykres 2" draw:style-name="gr1" draw:text-style-name="P1" svg:width="719.83pt" svg:height="360pt" svg:x="39.43pt" svg:y="2.27pt">
              <draw:object draw:notify-on-update-of-ranges="Arkusz3.F21:Arkusz3.F33 Arkusz3.H22:Arkusz3.H3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office:value-type="float" office:value="10.985" calcext:value-type="float">
            <text:p>10.985</text:p>
          </table:table-cell>
          <table:table-cell table:formula="of:=((([Arkusz3.B11]-[Arkusz3.B10])/([Arkusz3.A11]-[Arkusz3.A10]))*-1)*-1" office:value-type="float" office:value="-0.0680272108843563" calcext:value-type="float">
            <text:p>-0.0680272109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1394" calcext:value-type="float">
            <text:p>0.1394</text:p>
          </table:table-cell>
          <table:table-cell office:value-type="float" office:value="10.99" calcext:value-type="float">
            <text:p>10.99</text:p>
          </table:table-cell>
          <table:table-cell table:formula="of:=((([Arkusz3.B12]-[Arkusz3.B11])/([Arkusz3.A12]-[Arkusz3.A11]))*-1)*-1" office:value-type="float" office:value="-0.0844594594594727" calcext:value-type="float">
            <text:p>-0.0844594595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0915" calcext:value-type="float">
            <text:p>0.0915</text:p>
          </table:table-cell>
          <table:table-cell office:value-type="float" office:value="10.994" calcext:value-type="float">
            <text:p>10.994</text:p>
          </table:table-cell>
          <table:table-cell table:formula="of:=((([Arkusz3.B13]-[Arkusz3.B12])/([Arkusz3.A13]-[Arkusz3.A12]))*-1)*-1" office:value-type="float" office:value="-0.0835073068893436" calcext:value-type="float">
            <text:p>-0.0835073069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0735" calcext:value-type="float">
            <text:p>0.0735</text:p>
          </table:table-cell>
          <table:table-cell office:value-type="float" office:value="10.995" calcext:value-type="float">
            <text:p>10.995</text:p>
          </table:table-cell>
          <table:table-cell table:formula="of:=((([Arkusz3.B14]-[Arkusz3.B13])/([Arkusz3.A14]-[Arkusz3.A13]))*-1)*-1" office:value-type="float" office:value="-0.0555555555555248" calcext:value-type="float">
            <text:p>-0.0555555556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0494" calcext:value-type="float">
            <text:p>0.0494</text:p>
          </table:table-cell>
          <table:table-cell office:value-type="float" office:value="10.995" calcext:value-type="float">
            <text:p>10.995</text:p>
          </table:table-cell>
          <table:table-cell table:formula="of:=((([Arkusz3.B15]-[Arkusz3.B14])/([Arkusz3.A15]-[Arkusz3.A14]))*-1)*-1" office:value-type="float" office:value="-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I2[A]</text:p>
          </table:table-cell>
          <table:table-cell office:value-type="string" calcext:value-type="string">
            <text:p>U2_2[A]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.2854" calcext:value-type="float">
            <text:p>0.2854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3957" calcext:value-type="float">
            <text:p>0.3957</text:p>
          </table:table-cell>
          <table:table-cell office:value-type="float" office:value="2.0807" calcext:value-type="float">
            <text:p>2.0807</text:p>
          </table:table-cell>
          <table:table-cell table:formula="of:=((([Arkusz3.G22]-[Arkusz3.G21])/([Arkusz3.F22]-[Arkusz3.F21])))*-1" office:value-type="float" office:value="-18.7298277425204" calcext:value-type="float">
            <text:p>-18.7298277425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4661" calcext:value-type="float">
            <text:p>0.4661</text:p>
          </table:table-cell>
          <table:table-cell office:value-type="float" office:value="3.2045" calcext:value-type="float">
            <text:p>3.2045</text:p>
          </table:table-cell>
          <table:table-cell table:formula="of:=((([Arkusz3.G23]-[Arkusz3.G22])/([Arkusz3.F23]-[Arkusz3.F22])))*-1" office:value-type="float" office:value="-15.9630681818182" calcext:value-type="float">
            <text:p>-15.963068181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7062" calcext:value-type="float">
            <text:p>0.7062</text:p>
          </table:table-cell>
          <table:table-cell office:value-type="float" office:value="7.112" calcext:value-type="float">
            <text:p>7.112</text:p>
          </table:table-cell>
          <table:table-cell table:formula="of:=((([Arkusz3.G24]-[Arkusz3.G23])/([Arkusz3.F24]-[Arkusz3.F23])))*-1" office:value-type="float" office:value="-16.274468971262" calcext:value-type="float">
            <text:p>-16.2744689713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7053" calcext:value-type="float">
            <text:p>0.7053</text:p>
          </table:table-cell>
          <table:table-cell office:value-type="float" office:value="10.712" calcext:value-type="float">
            <text:p>10.712</text:p>
          </table:table-cell>
          <table:table-cell table:formula="of:=((([Arkusz3.G25]-[Arkusz3.G24])/([Arkusz3.F25]-[Arkusz3.F24])))*-1" office:value-type="float" office:value="3999.99999999995" calcext:value-type="float">
            <text:p>4000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5454" calcext:value-type="float">
            <text:p>0.5454</text:p>
          </table:table-cell>
          <table:table-cell office:value-type="float" office:value="10.956" calcext:value-type="float">
            <text:p>10.956</text:p>
          </table:table-cell>
          <table:table-cell table:formula="of:=((([Arkusz3.G26]-[Arkusz3.G25])/([Arkusz3.F26]-[Arkusz3.F25])))*-1" office:value-type="float" office:value="1.52595372107567" calcext:value-type="float">
            <text:p>1.525953721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0.3659" calcext:value-type="float">
            <text:p>0.3659</text:p>
          </table:table-cell>
          <table:table-cell office:value-type="float" office:value="10.971" calcext:value-type="float">
            <text:p>10.971</text:p>
          </table:table-cell>
          <table:table-cell table:formula="of:=((([Arkusz3.G27]-[Arkusz3.G26])/([Arkusz3.F27]-[Arkusz3.F26])))*-1" office:value-type="float" office:value="0.083565459610031" calcext:value-type="float">
            <text:p>0.083565459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287" calcext:value-type="float">
            <text:p>0.287</text:p>
          </table:table-cell>
          <table:table-cell office:value-type="float" office:value="10.98" calcext:value-type="float">
            <text:p>10.98</text:p>
          </table:table-cell>
          <table:table-cell table:formula="of:=((([Arkusz3.G28]-[Arkusz3.G27])/([Arkusz3.F28]-[Arkusz3.F27])))*-1" office:value-type="float" office:value="0.114068441064643" calcext:value-type="float">
            <text:p>0.1140684411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1984" calcext:value-type="float">
            <text:p>0.1984</text:p>
          </table:table-cell>
          <table:table-cell office:value-type="float" office:value="10.987" calcext:value-type="float">
            <text:p>10.987</text:p>
          </table:table-cell>
          <table:table-cell table:formula="of:=((([Arkusz3.G29]-[Arkusz3.G28])/([Arkusz3.F29]-[Arkusz3.F28])))*-1" office:value-type="float" office:value="0.0790067720090256" calcext:value-type="float">
            <text:p>0.07900677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1397" calcext:value-type="float">
            <text:p>0.1397</text:p>
          </table:table-cell>
          <table:table-cell office:value-type="float" office:value="10.992" calcext:value-type="float">
            <text:p>10.992</text:p>
          </table:table-cell>
          <table:table-cell table:formula="of:=((([Arkusz3.G30]-[Arkusz3.G29])/([Arkusz3.F30]-[Arkusz3.F29])))*-1" office:value-type="float" office:value="0.0851788756388549" calcext:value-type="float">
            <text:p>0.085178875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0918" calcext:value-type="float">
            <text:p>0.0918</text:p>
          </table:table-cell>
          <table:table-cell office:value-type="float" office:value="10.997" calcext:value-type="float">
            <text:p>10.997</text:p>
          </table:table-cell>
          <table:table-cell table:formula="of:=((([Arkusz3.G31]-[Arkusz3.G30])/([Arkusz3.F31]-[Arkusz3.F30])))*-1" office:value-type="float" office:value="0.10438413361167" calcext:value-type="float">
            <text:p>0.104384133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0741" calcext:value-type="float">
            <text:p>0.0741</text:p>
          </table:table-cell>
          <table:table-cell office:value-type="float" office:value="10.999" calcext:value-type="float">
            <text:p>10.999</text:p>
          </table:table-cell>
          <table:table-cell table:formula="of:=((([Arkusz3.G32]-[Arkusz3.G31])/([Arkusz3.F32]-[Arkusz3.F31])))*-1" office:value-type="float" office:value="0.112994350282524" calcext:value-type="float">
            <text:p>0.1129943503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0499" calcext:value-type="float">
            <text:p>0.0499</text:p>
          </table:table-cell>
          <table:table-cell office:value-type="float" office:value="11" calcext:value-type="float">
            <text:p>11</text:p>
          </table:table-cell>
          <table:table-cell table:formula="of:=((([Arkusz3.G33]-[Arkusz3.G32])/([Arkusz3.F33]-[Arkusz3.F32])))*-1" office:value-type="float" office:value="0.0413223140495639" calcext:value-type="float">
            <text:p>0.04132231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Arkusz3.L59" table:end-x="59.58pt" table:end-y="13.49pt" draw:z-index="1" draw:name="Wykres 2" draw:style-name="gr1" draw:text-style-name="P1" svg:width="720.11pt" svg:height="359.94pt" svg:x="0pt" svg:y="11.14pt">
              <draw:object draw:notify-on-update-of-ranges="Arkusz3.A3:Arkusz3.A21 Arkusz3.B3:Arkusz3.B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>
            <draw:frame table:end-cell-address="Arkusz3.N82" table:end-x="50.6pt" table:end-y="6.26pt" draw:z-index="0" draw:name="Wykres 3" draw:style-name="gr1" draw:text-style-name="P1" svg:width="720.06pt" svg:height="356.17pt" svg:x="51.19pt" svg:y="10.15pt">
              <draw:object draw:notify-on-update-of-ranges="Arkusz3.F21:Arkusz3.F35 Arkusz3.G21:Arkusz3.G3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U1[V]</text:p>
          </table:table-cell>
          <table:table-cell table:style-name="ce2" office:value-type="string" calcext:value-type="string" table:number-columns-spanned="2" table:number-rows-spanned="1">
            <text:p>U2 [V]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ϑUwy/ ϑUwe[V]</text:p>
          </table:table-cell>
          <table:covered-table-cell/>
          <table:table-cell table:number-columns-repeated="3"/>
          <table:table-cell table:style-name="ce3" office:value-type="string" calcext:value-type="string">
            <text:p>Iwy [A]</text:p>
          </table:table-cell>
          <table:table-cell table:style-name="ce3" office:value-type="string" calcext:value-type="string">
            <text:p>Uwy[V]</text:p>
          </table:table-cell>
          <table:table-cell table:style-name="ce5" office:value-type="string" calcext:value-type="string">
            <text:p>Uwy/ Uwe[V]</text:p>
          </table:table-cell>
          <table:table-cell table:style-name="ce3" office:value-type="string" calcext:value-type="string">
            <text:p>Iwy[A]</text:p>
          </table:table-cell>
          <table:table-cell table:style-name="ce3" office:value-type="string" calcext:value-type="string">
            <text:p>Uwy[A]</text:p>
          </table:table-cell>
          <table:table-cell table:style-name="ce5" office:value-type="string" calcext:value-type="string">
            <text:p>Uwy/ Uwe[V]</text:p>
          </table:table-cell>
        </table:table-row>
        <table:table-row table:style-name="ro2">
          <table:table-cell/>
          <table:table-cell table:style-name="ce3" office:value-type="string" calcext:value-type="string">
            <text:p>Iwy=0A</text:p>
          </table:table-cell>
          <table:table-cell table:style-name="ce3" office:value-type="string" calcext:value-type="string">
            <text:p>Iwy≠0A</text:p>
          </table:table-cell>
          <table:table-cell table:style-name="ce3" office:value-type="string" calcext:value-type="string">
            <text:p>Iwy=0A</text:p>
          </table:table-cell>
          <table:table-cell table:style-name="ce3" office:value-type="string" calcext:value-type="string">
            <text:p>Iwy≠0A</text:p>
          </table:table-cell>
          <table:table-cell table:number-columns-repeated="3"/>
          <table:table-cell table:style-name="ce2" office:value-type="string" calcext:value-type="string" table:number-columns-spanned="3" table:number-rows-spanned="1">
            <text:p>Uwe=15V</text:p>
          </table:table-cell>
          <table:covered-table-cell table:style-name="ce4"/>
          <table:covered-table-cell table:style-name="ce3"/>
          <table:table-cell table:style-name="ce2" office:value-type="string" calcext:value-type="string" table:number-columns-spanned="3" table:number-rows-spanned="1">
            <text:p>Uwe=30V</text:p>
          </table:table-cell>
          <table:covered-table-cell table:style-name="ce4"/>
          <table:covered-table-cell/>
        </table:table-row>
        <table:table-row table:style-name="ro2"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3"/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0369" calcext:value-type="float">
            <text:p>0.0369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0045" calcext:value-type="float">
            <text:p>0.0004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[Sheet4.B5]-[Sheet4.B4])/([Sheet4.A5]-[Sheet4.A4])" office:value-type="float" office:value="-0.0000750000000000001" calcext:value-type="float">
            <text:p>-0.000075</text:p>
          </table:table-cell>
          <table:table-cell table:style-name="ce1" table:formula="of:=([Sheet4.C4]-[Sheet4.C3])/([Sheet4.A4]-[Sheet4.A3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3.8127" calcext:value-type="float">
            <text:p>3.8127</text:p>
          </table:table-cell>
          <table:table-cell table:style-name="ce1" table:formula="of:=([Sheet4.J4]-[Sheet4.J3])/([Sheet4.I4]-[Sheet4.I3])" office:value-type="float" office:value="-3775.8" calcext:value-type="float">
            <text:p>-3775.8</text:p>
          </table:table-cell>
          <table:table-cell table:number-columns-repeated="3"/>
        </table:table-row>
        <table:table-row table:style-name="ro2"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0042" calcext:value-type="float">
            <text:p>0.000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[Sheet4.B6]-[Sheet4.B5])/([Sheet4.A6]-[Sheet4.A5])" office:value-type="float" office:value="0.0347" calcext:value-type="float">
            <text:p>0.0347</text:p>
          </table:table-cell>
          <table:table-cell table:style-name="ce1" table:formula="of:=([Sheet4.C5]-[Sheet4.C4])/([Sheet4.A5]-[Sheet4.A4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.7237" calcext:value-type="float">
            <text:p>0.7237</text:p>
          </table:table-cell>
          <table:table-cell table:style-name="ce1" office:value-type="float" office:value="4.9874" calcext:value-type="float">
            <text:p>4.9874</text:p>
          </table:table-cell>
          <table:table-cell table:style-name="ce1" table:formula="of:=([Sheet4.J5]-[Sheet4.J4])/([Sheet4.I5]-[Sheet4.I4])" office:value-type="float" office:value="317.486486486483" calcext:value-type="float">
            <text:p>317.4864864865</text:p>
          </table:table-cell>
          <table:table-cell table:number-columns-repeated="3"/>
        </table:table-row>
        <table:table-row table:style-name="ro2"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0143" calcext:value-type="float">
            <text:p>0.014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table:formula="of:=([Sheet4.B7]-[Sheet4.B6])/([Sheet4.A7]-[Sheet4.A6])" office:value-type="float" office:value="0.3055" calcext:value-type="float">
            <text:p>0.3055</text:p>
          </table:table-cell>
          <table:table-cell table:style-name="ce1" table:formula="of:=([Sheet4.C6]-[Sheet4.C5])/([Sheet4.A6]-[Sheet4.A5])" office:value-type="float" office:value="0.0005" calcext:value-type="float">
            <text:p>0.0005</text:p>
          </table:table-cell>
          <table:table-cell table:number-columns-repeated="3"/>
          <table:table-cell table:style-name="ce1" office:value-type="float" office:value="0.7242" calcext:value-type="float">
            <text:p>0.7242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table:formula="of:=([Sheet4.J6]-[Sheet4.J5])/([Sheet4.I6]-[Sheet4.I5])" office:value-type="float" office:value="4645.19999999948" calcext:value-type="float">
            <text:p>4645.1999999995</text:p>
          </table:table-cell>
          <table:table-cell table:number-columns-repeated="3"/>
        </table:table-row>
        <table:table-row table:style-name="ro2"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1365" calcext:value-type="float">
            <text:p>0.1365</text:p>
          </table:table-cell>
          <table:table-cell table:style-name="ce1" office:value-type="float" office:value="0.00185" calcext:value-type="float">
            <text:p>0.00185</text:p>
          </table:table-cell>
          <table:table-cell table:style-name="ce1" table:formula="of:=([Sheet4.B8]-[Sheet4.B7])/([Sheet4.A8]-[Sheet4.A7])" office:value-type="float" office:value="0.37425" calcext:value-type="float">
            <text:p>0.37425</text:p>
          </table:table-cell>
          <table:table-cell table:style-name="ce1" table:formula="of:=([Sheet4.C7]-[Sheet4.C6])/([Sheet4.A7]-[Sheet4.A6])" office:value-type="float" office:value="0.004125" calcext:value-type="float">
            <text:p>0.004125</text:p>
          </table:table-cell>
          <table:table-cell table:number-columns-repeated="3"/>
          <table:table-cell table:style-name="ce1" office:value-type="float" office:value="0.7169" calcext:value-type="float">
            <text:p>0.7169</text:p>
          </table:table-cell>
          <table:table-cell table:style-name="ce1" office:value-type="float" office:value="10.875" calcext:value-type="float">
            <text:p>10.875</text:p>
          </table:table-cell>
          <table:table-cell table:style-name="ce1" table:formula="of:=([Sheet4.J7]-[Sheet4.J6])/([Sheet4.I7]-[Sheet4.I6])" office:value-type="float" office:value="-488.356164383556" calcext:value-type="float">
            <text:p>-488.3561643836</text:p>
          </table:table-cell>
          <table:table-cell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2862" calcext:value-type="float">
            <text:p>0.2862</text:p>
          </table:table-cell>
          <table:table-cell table:style-name="ce1" office:value-type="float" office:value="0.00395" calcext:value-type="float">
            <text:p>0.00395</text:p>
          </table:table-cell>
          <table:table-cell table:style-name="ce1" table:formula="of:=([Sheet4.B9]-[Sheet4.B8])/([Sheet4.A9]-[Sheet4.A8])" office:value-type="float" office:value="0.208" calcext:value-type="float">
            <text:p>0.208</text:p>
          </table:table-cell>
          <table:table-cell table:style-name="ce1" table:formula="of:=([Sheet4.C8]-[Sheet4.C7])/([Sheet4.A8]-[Sheet4.A7])" office:value-type="float" office:value="0.00525" calcext:value-type="float">
            <text:p>0.00525</text:p>
          </table:table-cell>
          <table:table-cell table:number-columns-repeated="3"/>
          <table:table-cell table:style-name="ce1" office:value-type="float" office:value="0.5462" calcext:value-type="float">
            <text:p>0.5462</text:p>
          </table:table-cell>
          <table:table-cell table:style-name="ce1" office:value-type="float" office:value="10.961" calcext:value-type="float">
            <text:p>10.961</text:p>
          </table:table-cell>
          <table:table-cell table:style-name="ce1" table:formula="of:=([Sheet4.J8]-[Sheet4.J7])/([Sheet4.I8]-[Sheet4.I7])" office:value-type="float" office:value="-0.503807850029293" calcext:value-type="float">
            <text:p>-0.50380785</text:p>
          </table:table-cell>
          <table:table-cell table:number-columns-repeated="3"/>
        </table:table-row>
        <table:table-row table:style-name="ro2"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3902" calcext:value-type="float">
            <text:p>0.3902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table:formula="of:=([Sheet4.B10]-[Sheet4.B9])/([Sheet4.A10]-[Sheet4.A9])" office:value-type="float" office:value="4.44475" calcext:value-type="float">
            <text:p>4.44475</text:p>
          </table:table-cell>
          <table:table-cell table:style-name="ce1" table:formula="of:=([Sheet4.C9]-[Sheet4.C8])/([Sheet4.A9]-[Sheet4.A8])" office:value-type="float" office:value="0.0029" calcext:value-type="float">
            <text:p>0.0029</text:p>
          </table:table-cell>
          <table:table-cell table:number-columns-repeated="3"/>
          <table:table-cell table:style-name="ce1" office:value-type="float" office:value="0.3663" calcext:value-type="float">
            <text:p>0.3663</text:p>
          </table:table-cell>
          <table:table-cell table:style-name="ce1" office:value-type="float" office:value="10.973" calcext:value-type="float">
            <text:p>10.973</text:p>
          </table:table-cell>
          <table:table-cell table:style-name="ce1" table:formula="of:=([Sheet4.J9]-[Sheet4.J8])/([Sheet4.I9]-[Sheet4.I8])" office:value-type="float" office:value="-0.0667037242912755" calcext:value-type="float">
            <text:p>-0.0667037243</text:p>
          </table:table-cell>
          <table:table-cell table:number-columns-repeated="3"/>
        </table:table-row>
        <table:table-row table:style-name="ro2"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.1681" calcext:value-type="float">
            <text:p>2.1681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table:formula="of:=([Sheet4.B11]-[Sheet4.B10])/([Sheet4.A11]-[Sheet4.A10])" office:value-type="float" office:value="0.8422" calcext:value-type="float">
            <text:p>0.8422</text:p>
          </table:table-cell>
          <table:table-cell table:style-name="ce1" table:formula="of:=([Sheet4.C10]-[Sheet4.C9])/([Sheet4.A10]-[Sheet4.A9])" office:value-type="float" office:value="0.2665" calcext:value-type="float">
            <text:p>0.2665</text:p>
          </table:table-cell>
          <table:table-cell table:number-columns-repeated="3"/>
          <table:table-cell table:style-name="ce1" office:value-type="float" office:value="0.2868" calcext:value-type="float">
            <text:p>0.2868</text:p>
          </table:table-cell>
          <table:table-cell table:style-name="ce1" office:value-type="float" office:value="10.979" calcext:value-type="float">
            <text:p>10.979</text:p>
          </table:table-cell>
          <table:table-cell table:style-name="ce1" table:formula="of:=([Sheet4.J10]-[Sheet4.J9])/([Sheet4.I10]-[Sheet4.I9])" office:value-type="float" office:value="-0.075471698113188" calcext:value-type="float">
            <text:p>-0.0754716981</text:p>
          </table:table-cell>
          <table:table-cell table:number-columns-repeated="3"/>
        </table:table-row>
        <table:table-row table:style-name="ro2"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2.5892" calcext:value-type="float">
            <text:p>2.5892</text:p>
          </table:table-cell>
          <table:table-cell table:style-name="ce1" office:value-type="float" office:value="1.9418" calcext:value-type="float">
            <text:p>1.9418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table:formula="of:=([Sheet4.C11]-[Sheet4.C10])/([Sheet4.A11]-[Sheet4.A10])" office:value-type="float" office:value="3.6596" calcext:value-type="float">
            <text:p>3.6596</text:p>
          </table:table-cell>
          <table:table-cell table:number-columns-repeated="3"/>
          <table:table-cell table:style-name="ce1" office:value-type="float" office:value="0.1986" calcext:value-type="float">
            <text:p>0.1986</text:p>
          </table:table-cell>
          <table:table-cell table:style-name="ce1" office:value-type="float" office:value="10.985" calcext:value-type="float">
            <text:p>10.985</text:p>
          </table:table-cell>
          <table:table-cell table:style-name="ce1" table:formula="of:=([Sheet4.J11]-[Sheet4.J10])/([Sheet4.I11]-[Sheet4.I10])" office:value-type="float" office:value="-0.0680272108843563" calcext:value-type="float">
            <text:p>-0.0680272109</text:p>
          </table:table-cell>
          <table:table-cell table:number-columns-repeated="3"/>
        </table:table-row>
        <table:table-row table:style-name="ro2"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0343" calcext:value-type="float">
            <text:p>3.0343</text:p>
          </table:table-cell>
          <table:table-cell table:style-name="ce1" office:value-type="float" office:value="2.3912" calcext:value-type="float">
            <text:p>2.3912</text:p>
          </table:table-cell>
          <table:table-cell table:style-name="ce1" table:formula="of:=([Sheet4.B13]-[Sheet4.B12])/([Sheet4.A13]-[Sheet4.A12])" office:value-type="float" office:value="0.907399999999999" calcext:value-type="float">
            <text:p>0.9074</text:p>
          </table:table-cell>
          <table:table-cell table:style-name="ce1" table:formula="of:=([Sheet4.C12]-[Sheet4.C11])/([Sheet4.A12]-[Sheet4.A11])" office:value-type="float" office:value="0.8988" calcext:value-type="float">
            <text:p>0.8988</text:p>
          </table:table-cell>
          <table:table-cell table:number-columns-repeated="3"/>
          <table:table-cell table:style-name="ce1" office:value-type="float" office:value="0.1394" calcext:value-type="float">
            <text:p>0.1394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table:formula="of:=([Sheet4.J12]-[Sheet4.J11])/([Sheet4.I12]-[Sheet4.I11])" office:value-type="float" office:value="-0.0844594594594727" calcext:value-type="float">
            <text:p>-0.0844594595</text:p>
          </table:table-cell>
          <table:table-cell table:number-columns-repeated="3"/>
        </table:table-row>
        <table:table-row table:style-name="ro2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488" calcext:value-type="float">
            <text:p>3.488</text:p>
          </table:table-cell>
          <table:table-cell table:style-name="ce1" office:value-type="float" office:value="2.8504" calcext:value-type="float">
            <text:p>2.8504</text:p>
          </table:table-cell>
          <table:table-cell table:style-name="ce1" table:formula="of:=([Sheet4.B14]-[Sheet4.B13])/([Sheet4.A14]-[Sheet4.A13])" office:value-type="float" office:value="0.999" calcext:value-type="float">
            <text:p>0.999</text:p>
          </table:table-cell>
          <table:table-cell table:style-name="ce1" table:formula="of:=([Sheet4.C13]-[Sheet4.C12])/([Sheet4.A13]-[Sheet4.A12])" office:value-type="float" office:value="0.918399999999999" calcext:value-type="float">
            <text:p>0.9184</text:p>
          </table:table-cell>
          <table:table-cell table:number-columns-repeated="3"/>
          <table:table-cell table:style-name="ce1" office:value-type="float" office:value="0.0915" calcext:value-type="float">
            <text:p>0.0915</text:p>
          </table:table-cell>
          <table:table-cell table:style-name="ce1" office:value-type="float" office:value="10.994" calcext:value-type="float">
            <text:p>10.994</text:p>
          </table:table-cell>
          <table:table-cell table:style-name="ce1" table:formula="of:=([Sheet4.J13]-[Sheet4.J12])/([Sheet4.I13]-[Sheet4.I12])" office:value-type="float" office:value="-0.0835073068893436" calcext:value-type="float">
            <text:p>-0.0835073069</text:p>
          </table:table-cell>
          <table:table-cell table:number-columns-repeated="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.0874" calcext:value-type="float">
            <text:p>4.0874</text:p>
          </table:table-cell>
          <table:table-cell table:style-name="ce1" office:value-type="float" office:value="3.4623" calcext:value-type="float">
            <text:p>3.4623</text:p>
          </table:table-cell>
          <table:table-cell table:style-name="ce1" table:formula="of:=([Sheet4.B15]-[Sheet4.B14])/([Sheet4.A15]-[Sheet4.A14])" office:value-type="float" office:value="0.947200000000001" calcext:value-type="float">
            <text:p>0.9472</text:p>
          </table:table-cell>
          <table:table-cell table:style-name="ce1" table:formula="of:=([Sheet4.C14]-[Sheet4.C13])/([Sheet4.A14]-[Sheet4.A13])" office:value-type="float" office:value="1.01983333333333" calcext:value-type="float">
            <text:p>1.0198333333</text:p>
          </table:table-cell>
          <table:table-cell table:number-columns-repeated="3"/>
          <table:table-cell table:style-name="ce1" office:value-type="float" office:value="0.0735" calcext:value-type="float">
            <text:p>0.0735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table:formula="of:=([Sheet4.J14]-[Sheet4.J13])/([Sheet4.I14]-[Sheet4.I13])" office:value-type="float" office:value="-0.0555555555555248" calcext:value-type="float">
            <text:p>-0.0555555556</text:p>
          </table:table-cell>
          <table:table-cell table:number-columns-repeated="3"/>
        </table:table-row>
        <table:table-row table:style-name="ro2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561" calcext:value-type="float">
            <text:p>4.561</text:p>
          </table:table-cell>
          <table:table-cell table:style-name="ce1" office:value-type="float" office:value="3.9449" calcext:value-type="float">
            <text:p>3.9449</text:p>
          </table:table-cell>
          <table:table-cell table:style-name="ce1" table:formula="of:=([Sheet4.B16]-[Sheet4.B15])/([Sheet4.A16]-[Sheet4.A15])" office:value-type="float" office:value="0.9766" calcext:value-type="float">
            <text:p>0.9766</text:p>
          </table:table-cell>
          <table:table-cell table:style-name="ce1" table:formula="of:=([Sheet4.C15]-[Sheet4.C14])/([Sheet4.A15]-[Sheet4.A14])" office:value-type="float" office:value="0.9652" calcext:value-type="float">
            <text:p>0.9652</text:p>
          </table:table-cell>
          <table:table-cell table:number-columns-repeated="3"/>
          <table:table-cell table:style-name="ce1" office:value-type="float" office:value="0.0494" calcext:value-type="float">
            <text:p>0.0494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5.0493" calcext:value-type="float">
            <text:p>5.0493</text:p>
          </table:table-cell>
          <table:table-cell table:style-name="ce1" office:value-type="float" office:value="4.4426" calcext:value-type="float">
            <text:p>4.4426</text:p>
          </table:table-cell>
          <table:table-cell table:style-name="ce1" table:formula="of:=([Sheet4.B17]-[Sheet4.B16])/([Sheet4.A17]-[Sheet4.A16])" office:value-type="float" office:value="0.901400000000001" calcext:value-type="float">
            <text:p>0.9014</text:p>
          </table:table-cell>
          <table:table-cell table:style-name="ce1" table:formula="of:=([Sheet4.C16]-[Sheet4.C15])/([Sheet4.A16]-[Sheet4.A15])" office:value-type="float" office:value="0.995399999999999" calcext:value-type="float">
            <text:p>0.9954</text:p>
          </table:table-cell>
          <table:table-cell table:number-columns-repeated="3"/>
          <table:table-cell table:style-name="ce2" office:value-type="string" calcext:value-type="string" table:number-columns-spanned="3" table:number-rows-spanned="1">
            <text:p>Uwe=30V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903" calcext:value-type="float">
            <text:p>4.903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([Sheet4.C17]-[Sheet4.C16])/([Sheet4.A17]-[Sheet4.A16])" office:value-type="float" office:value="0.920800000000002" calcext:value-type="float">
            <text:p>0.9208</text:p>
          </table:table-cell>
          <table:table-cell table:number-columns-repeated="3"/>
          <table:table-cell table:style-name="ce1" office:value-type="float" office:value="0.2854" calcext:value-type="float">
            <text:p>0.2854</text:p>
          </table:table-cell>
          <table:table-cell table:style-name="ce1" office:value-type="float" office:value="0.0148" calcext:value-type="float">
            <text:p>0.0148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5.358" calcext:value-type="float">
            <text:p>5.358</text:p>
          </table:table-cell>
          <table:table-cell table:style-name="ce1" table:formula="of:=([Sheet4.B19]-[Sheet4.B18])/([Sheet4.A19]-[Sheet4.A18])" office:value-type="float" office:value="1.062" calcext:value-type="float">
            <text:p>1.062</text:p>
          </table:table-cell>
          <table:table-cell table:style-name="ce1" table:formula="of:=([Sheet4.C18]-[Sheet4.C17])/([Sheet4.A18]-[Sheet4.A17])" office:value-type="float" office:value="0.909999999999998" calcext:value-type="float">
            <text:p>0.91</text:p>
          </table:table-cell>
          <table:table-cell table:number-columns-repeated="3"/>
          <table:table-cell table:style-name="ce1" office:value-type="float" office:value="0.3957" calcext:value-type="float">
            <text:p>0.3957</text:p>
          </table:table-cell>
          <table:table-cell table:style-name="ce1" office:value-type="float" office:value="2.0807" calcext:value-type="float">
            <text:p>2.0807</text:p>
          </table:table-cell>
          <table:table-cell table:style-name="ce1" table:formula="of:=(([Sheet4.J18]-[Sheet4.J17])/([Sheet4.I18]-[Sheet4.I17]))*-1" office:value-type="float" office:value="-18.7298277425204" calcext:value-type="float">
            <text:p>-18.7298277425</text:p>
          </table:table-cell>
          <table:table-cell table:number-columns-repeated="3"/>
        </table:table-row>
        <table:table-row table:style-name="ro2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481" calcext:value-type="float">
            <text:p>6.481</text:p>
          </table:table-cell>
          <table:table-cell table:style-name="ce1" office:value-type="float" office:value="5.9" calcext:value-type="float">
            <text:p>5.9</text:p>
          </table:table-cell>
          <table:table-cell table:style-name="ce1" table:formula="of:=([Sheet4.B20]-[Sheet4.B19])/([Sheet4.A20]-[Sheet4.A19])" office:value-type="float" office:value="1.014" calcext:value-type="float">
            <text:p>1.014</text:p>
          </table:table-cell>
          <table:table-cell table:style-name="ce1" table:formula="of:=([Sheet4.C19]-[Sheet4.C18])/([Sheet4.A19]-[Sheet4.A18])" office:value-type="float" office:value="1.084" calcext:value-type="float">
            <text:p>1.084</text:p>
          </table:table-cell>
          <table:table-cell table:number-columns-repeated="3"/>
          <table:table-cell table:style-name="ce1" office:value-type="float" office:value="0.4661" calcext:value-type="float">
            <text:p>0.4661</text:p>
          </table:table-cell>
          <table:table-cell table:style-name="ce1" office:value-type="float" office:value="3.2045" calcext:value-type="float">
            <text:p>3.2045</text:p>
          </table:table-cell>
          <table:table-cell table:style-name="ce1" table:formula="of:=(([Sheet4.J19]-[Sheet4.J18])/([Sheet4.I19]-[Sheet4.I18]))*-1" office:value-type="float" office:value="-15.9630681818182" calcext:value-type="float">
            <text:p>-15.9630681818</text:p>
          </table:table-cell>
          <table:table-cell table:number-columns-repeated="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6.988" calcext:value-type="float">
            <text:p>6.988</text:p>
          </table:table-cell>
          <table:table-cell table:style-name="ce1" office:value-type="float" office:value="6.416" calcext:value-type="float">
            <text:p>6.41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([Sheet4.C20]-[Sheet4.C19])/([Sheet4.A20]-[Sheet4.A19])" office:value-type="float" office:value="1.032" calcext:value-type="float">
            <text:p>1.032</text:p>
          </table:table-cell>
          <table:table-cell table:number-columns-repeated="3"/>
          <table:table-cell table:style-name="ce1" office:value-type="float" office:value="0.7062" calcext:value-type="float">
            <text:p>0.7062</text:p>
          </table:table-cell>
          <table:table-cell table:style-name="ce1" office:value-type="float" office:value="7.112" calcext:value-type="float">
            <text:p>7.112</text:p>
          </table:table-cell>
          <table:table-cell table:style-name="ce1" table:formula="of:=(([Sheet4.J20]-[Sheet4.J19])/([Sheet4.I20]-[Sheet4.I19]))*-1" office:value-type="float" office:value="-16.274468971262" calcext:value-type="float">
            <text:p>-16.2744689713</text:p>
          </table:table-cell>
          <table:table-cell table:number-columns-repeated="3"/>
        </table:table-row>
        <table:table-row table:style-name="ro2"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.457" calcext:value-type="float">
            <text:p>7.457</text:p>
          </table:table-cell>
          <table:table-cell table:style-name="ce1" office:value-type="float" office:value="6.894" calcext:value-type="float">
            <text:p>6.894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([Sheet4.C21]-[Sheet4.C20])/([Sheet4.A21]-[Sheet4.A20])" office:value-type="float" office:value="0.956" calcext:value-type="float">
            <text:p>0.956</text:p>
          </table:table-cell>
          <table:table-cell table:number-columns-repeated="3"/>
          <table:table-cell table:style-name="ce1" office:value-type="float" office:value="0.7053" calcext:value-type="float">
            <text:p>0.7053</text:p>
          </table:table-cell>
          <table:table-cell table:style-name="ce1" office:value-type="float" office:value="10.712" calcext:value-type="float">
            <text:p>10.712</text:p>
          </table:table-cell>
          <table:table-cell table:style-name="ce1" table:formula="of:=(([Sheet4.J21]-[Sheet4.J20])/([Sheet4.I21]-[Sheet4.I20]))*-1" office:value-type="float" office:value="3999.99999999995" calcext:value-type="float">
            <text:p>4000</text:p>
          </table:table-cell>
          <table:table-cell table:number-columns-repeated="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7.874" calcext:value-type="float">
            <text:p>7.874</text:p>
          </table:table-cell>
          <table:table-cell table:style-name="ce1" office:value-type="float" office:value="7.318" calcext:value-type="float">
            <text:p>7.318</text:p>
          </table:table-cell>
          <table:table-cell table:style-name="ce1" table:formula="of:=([Sheet4.B23]-[Sheet4.B22])/([Sheet4.A23]-[Sheet4.A22])" office:value-type="float" office:value="0.997999999999999" calcext:value-type="float">
            <text:p>0.998</text:p>
          </table:table-cell>
          <table:table-cell table:style-name="ce1" table:formula="of:=([Sheet4.C22]-[Sheet4.C21])/([Sheet4.A22]-[Sheet4.A21])" office:value-type="float" office:value="0.847999999999999" calcext:value-type="float">
            <text:p>0.848</text:p>
          </table:table-cell>
          <table:table-cell table:number-columns-repeated="3"/>
          <table:table-cell table:style-name="ce1" office:value-type="float" office:value="0.5454" calcext:value-type="float">
            <text:p>0.5454</text:p>
          </table:table-cell>
          <table:table-cell table:style-name="ce1" office:value-type="float" office:value="10.956" calcext:value-type="float">
            <text:p>10.956</text:p>
          </table:table-cell>
          <table:table-cell table:style-name="ce1" table:formula="of:=(([Sheet4.J22]-[Sheet4.J21])/([Sheet4.I22]-[Sheet4.I21]))*-1" office:value-type="float" office:value="1.52595372107567" calcext:value-type="float">
            <text:p>1.5259537211</text:p>
          </table:table-cell>
          <table:table-cell table:number-columns-repeated="3"/>
        </table:table-row>
        <table:table-row table:style-name="ro2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8.373" calcext:value-type="float">
            <text:p>8.373</text:p>
          </table:table-cell>
          <table:table-cell table:style-name="ce1" office:value-type="float" office:value="7.828" calcext:value-type="float">
            <text:p>7.82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([Sheet4.C23]-[Sheet4.C22])/([Sheet4.A23]-[Sheet4.A22])" office:value-type="float" office:value="1.02" calcext:value-type="float">
            <text:p>1.02</text:p>
          </table:table-cell>
          <table:table-cell table:number-columns-repeated="3"/>
          <table:table-cell table:style-name="ce1" office:value-type="float" office:value="0.3659" calcext:value-type="float">
            <text:p>0.3659</text:p>
          </table:table-cell>
          <table:table-cell table:style-name="ce1" office:value-type="float" office:value="10.971" calcext:value-type="float">
            <text:p>10.971</text:p>
          </table:table-cell>
          <table:table-cell table:style-name="ce1" table:formula="of:=(([Sheet4.J23]-[Sheet4.J22])/([Sheet4.I23]-[Sheet4.I22]))*-1" office:value-type="float" office:value="0.083565459610031" calcext:value-type="float">
            <text:p>0.0835654596</text:p>
          </table:table-cell>
          <table:table-cell table:number-columns-repeated="3"/>
        </table:table-row>
        <table:table-row table:style-name="ro2"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8.916" calcext:value-type="float">
            <text:p>8.916</text:p>
          </table:table-cell>
          <table:table-cell table:style-name="ce1" office:value-type="float" office:value="8.381" calcext:value-type="float">
            <text:p>8.381</text:p>
          </table:table-cell>
          <table:table-cell table:style-name="ce1" table:formula="of:=([Sheet4.B25]-[Sheet4.B24])/([Sheet4.A25]-[Sheet4.A24])" office:value-type="float" office:value="1.01" calcext:value-type="float">
            <text:p>1.01</text:p>
          </table:table-cell>
          <table:table-cell table:style-name="ce1" table:formula="of:=([Sheet4.C24]-[Sheet4.C23])/([Sheet4.A24]-[Sheet4.A23])" office:value-type="float" office:value="0.921666666666667" calcext:value-type="float">
            <text:p>0.9216666667</text:p>
          </table:table-cell>
          <table:table-cell table:number-columns-repeated="3"/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table:formula="of:=(([Sheet4.J24]-[Sheet4.J23])/([Sheet4.I24]-[Sheet4.I23]))*-1" office:value-type="float" office:value="0.114068441064643" calcext:value-type="float">
            <text:p>0.1140684411</text:p>
          </table:table-cell>
          <table:table-cell table:number-columns-repeated="3"/>
        </table:table-row>
        <table:table-row table:style-name="ro2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9.32" calcext:value-type="float">
            <text:p>9.32</text:p>
          </table:table-cell>
          <table:table-cell table:style-name="ce1" office:value-type="float" office:value="8.773" calcext:value-type="float">
            <text:p>8.77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table:formula="of:=([Sheet4.C25]-[Sheet4.C24])/([Sheet4.A25]-[Sheet4.A24])" office:value-type="float" office:value="0.979999999999998" calcext:value-type="float">
            <text:p>0.98</text:p>
          </table:table-cell>
          <table:table-cell table:number-columns-repeated="3"/>
          <table:table-cell table:style-name="ce1" office:value-type="float" office:value="0.1984" calcext:value-type="float">
            <text:p>0.1984</text:p>
          </table:table-cell>
          <table:table-cell table:style-name="ce1" office:value-type="float" office:value="10.987" calcext:value-type="float">
            <text:p>10.987</text:p>
          </table:table-cell>
          <table:table-cell table:style-name="ce1" table:formula="of:=(([Sheet4.J25]-[Sheet4.J24])/([Sheet4.I25]-[Sheet4.I24]))*-1" office:value-type="float" office:value="0.0790067720090256" calcext:value-type="float">
            <text:p>0.079006772</text:p>
          </table:table-cell>
          <table:table-cell table:number-columns-repeated="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87" calcext:value-type="float">
            <text:p>9.87</text:p>
          </table:table-cell>
          <table:table-cell table:style-name="ce1" office:value-type="float" office:value="9.354" calcext:value-type="float">
            <text:p>9.354</text:p>
          </table:table-cell>
          <table:table-cell table:style-name="ce1" table:formula="of:=([Sheet4.B27]-[Sheet4.B26])/([Sheet4.A27]-[Sheet4.A26])" office:value-type="float" office:value="0.960000000000001" calcext:value-type="float">
            <text:p>0.96</text:p>
          </table:table-cell>
          <table:table-cell table:style-name="ce1" table:formula="of:=([Sheet4.C26]-[Sheet4.C25])/([Sheet4.A26]-[Sheet4.A25])" office:value-type="float" office:value="1.162" calcext:value-type="float">
            <text:p>1.162</text:p>
          </table:table-cell>
          <table:table-cell table:number-columns-repeated="3"/>
          <table:table-cell table:style-name="ce1" office:value-type="float" office:value="0.1397" calcext:value-type="float">
            <text:p>0.1397</text:p>
          </table:table-cell>
          <table:table-cell table:style-name="ce1" office:value-type="float" office:value="10.992" calcext:value-type="float">
            <text:p>10.992</text:p>
          </table:table-cell>
          <table:table-cell table:style-name="ce1" table:formula="of:=(([Sheet4.J26]-[Sheet4.J25])/([Sheet4.I26]-[Sheet4.I25]))*-1" office:value-type="float" office:value="0.0851788756388549" calcext:value-type="float">
            <text:p>0.0851788756</text:p>
          </table:table-cell>
          <table:table-cell table:number-columns-repeated="3"/>
        </table:table-row>
        <table:table-row table:style-name="ro2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0.35" calcext:value-type="float">
            <text:p>10.35</text:p>
          </table:table-cell>
          <table:table-cell table:style-name="ce1" office:value-type="float" office:value="9.845" calcext:value-type="float">
            <text:p>9.845</text:p>
          </table:table-cell>
          <table:table-cell table:style-name="ce1" office:value-type="float" office:value="0.9" calcext:value-type="float">
            <text:p>0.9</text:p>
          </table:table-cell>
          <table:table-cell table:style-name="ce1" table:formula="of:=([Sheet4.C27]-[Sheet4.C26])/([Sheet4.A27]-[Sheet4.A26])" office:value-type="float" office:value="0.982000000000003" calcext:value-type="float">
            <text:p>0.982</text:p>
          </table:table-cell>
          <table:table-cell table:number-columns-repeated="3"/>
          <table:table-cell table:style-name="ce1" office:value-type="float" office:value="0.0918" calcext:value-type="float">
            <text:p>0.0918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table:formula="of:=(([Sheet4.J27]-[Sheet4.J26])/([Sheet4.I27]-[Sheet4.I26]))*-1" office:value-type="float" office:value="0.10438413361167" calcext:value-type="float">
            <text:p>0.1043841336</text:p>
          </table:table-cell>
          <table:table-cell table:number-columns-repeated="3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.784" calcext:value-type="float">
            <text:p>10.784</text:p>
          </table:table-cell>
          <table:table-cell table:style-name="ce1" office:value-type="float" office:value="10.294" calcext:value-type="float">
            <text:p>10.294</text:p>
          </table:table-cell>
          <table:table-cell table:style-name="ce1" table:formula="of:=([Sheet4.B29]-[Sheet4.B28])/([Sheet4.A29]-[Sheet4.A28])" office:value-type="float" office:value="0.416" calcext:value-type="float">
            <text:p>0.416</text:p>
          </table:table-cell>
          <table:table-cell table:style-name="ce1" table:formula="of:=([Sheet4.C28]-[Sheet4.C27])/([Sheet4.A28]-[Sheet4.A27])" office:value-type="float" office:value="0.898" calcext:value-type="float">
            <text:p>0.898</text:p>
          </table:table-cell>
          <table:table-cell table:number-columns-repeated="3"/>
          <table:table-cell table:style-name="ce1" office:value-type="float" office:value="0.0741" calcext:value-type="float">
            <text:p>0.0741</text:p>
          </table:table-cell>
          <table:table-cell table:style-name="ce1" office:value-type="float" office:value="10.999" calcext:value-type="float">
            <text:p>10.999</text:p>
          </table:table-cell>
          <table:table-cell table:style-name="ce1" table:formula="of:=(([Sheet4.J28]-[Sheet4.J27])/([Sheet4.I28]-[Sheet4.I27]))*-1" office:value-type="float" office:value="0.112994350282524" calcext:value-type="float">
            <text:p>0.1129943503</text:p>
          </table:table-cell>
          <table:table-cell table:number-columns-repeated="3"/>
        </table:table-row>
        <table:table-row table:style-name="ro2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0.992" calcext:value-type="float">
            <text:p>10.992</text:p>
          </table:table-cell>
          <table:table-cell table:style-name="ce1" office:value-type="float" office:value="10.738" calcext:value-type="float">
            <text:p>10.738</text:p>
          </table:table-cell>
          <table:table-cell table:style-name="ce1" table:formula="of:=([Sheet4.B30]-[Sheet4.B29])/([Sheet4.A30]-[Sheet4.A29])" office:value-type="float" office:value="0.00399999999999778" calcext:value-type="float">
            <text:p>0.004</text:p>
          </table:table-cell>
          <table:table-cell table:style-name="ce1" table:formula="of:=([Sheet4.C29]-[Sheet4.C28])/([Sheet4.A29]-[Sheet4.A28])" office:value-type="float" office:value="0.887999999999998" calcext:value-type="float">
            <text:p>0.888</text:p>
          </table:table-cell>
          <table:table-cell table:number-columns-repeated="3"/>
          <table:table-cell table:style-name="ce1" office:value-type="float" office:value="0.0499" calcext:value-type="float">
            <text:p>0.04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.994" calcext:value-type="float">
            <text:p>10.994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table:formula="of:=([Sheet4.B31]-[Sheet4.B30])/([Sheet4.A31]-[Sheet4.A30])" office:value-type="float" office:value="0" calcext:value-type="float">
            <text:p>0</text:p>
          </table:table-cell>
          <table:table-cell table:style-name="ce1" table:formula="of:=([Sheet4.C30]-[Sheet4.C29])/([Sheet4.A30]-[Sheet4.A29])" office:value-type="float" office:value="0.484000000000002" calcext:value-type="float">
            <text:p>0.484</text:p>
          </table:table-cell>
          <table:table-cell table:number-columns-repeated="9"/>
        </table:table-row>
        <table:table-row table:style-name="ro2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0.994" calcext:value-type="float">
            <text:p>10.994</text:p>
          </table:table-cell>
          <table:table-cell table:style-name="ce1" office:value-type="float" office:value="10.982" calcext:value-type="float">
            <text:p>10.982</text:p>
          </table:table-cell>
          <table:table-cell table:style-name="ce1" table:formula="of:=([Sheet4.B32]-[Sheet4.B31])/([Sheet4.A32]-[Sheet4.A31])" office:value-type="float" office:value="0.00199999999999889" calcext:value-type="float">
            <text:p>0.002</text:p>
          </table:table-cell>
          <table:table-cell table:style-name="ce1" table:formula="of:=([Sheet4.C31]-[Sheet4.C30])/([Sheet4.A31]-[Sheet4.A30])" office:value-type="float" office:value="0.00399999999999778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office:value-type="float" office:value="10.982" calcext:value-type="float">
            <text:p>10.982</text:p>
          </table:table-cell>
          <table:table-cell table:style-name="ce1" table:formula="of:=([Sheet4.B33]-[Sheet4.B32])/([Sheet4.A33]-[Sheet4.A32])" office:value-type="float" office:value="0" calcext:value-type="float">
            <text:p>0</text:p>
          </table:table-cell>
          <table:table-cell table:style-name="ce1" table:formula="of:=([Sheet4.C32]-[Sheet4.C31])/([Sheet4.A32]-[Sheet4.A3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office:value-type="float" office:value="10.984" calcext:value-type="float">
            <text:p>10.984</text:p>
          </table:table-cell>
          <table:table-cell table:style-name="ce1" table:formula="of:=([Sheet4.B34]-[Sheet4.B33])/([Sheet4.A34]-[Sheet4.A33])" office:value-type="float" office:value="0" calcext:value-type="float">
            <text:p>0</text:p>
          </table:table-cell>
          <table:table-cell table:style-name="ce1" table:formula="of:=([Sheet4.C33]-[Sheet4.C32])/([Sheet4.A33]-[Sheet4.A32])" office:value-type="float" office:value="0.00400000000000134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office:value-type="float" office:value="10.985" calcext:value-type="float">
            <text:p>10.985</text:p>
          </table:table-cell>
          <table:table-cell table:style-name="ce1" table:formula="of:=([Sheet4.B35]-[Sheet4.B34])/([Sheet4.A35]-[Sheet4.A34])" office:value-type="float" office:value="0.00400000000000134" calcext:value-type="float">
            <text:p>0.004</text:p>
          </table:table-cell>
          <table:table-cell table:style-name="ce1" table:formula="of:=([Sheet4.C34]-[Sheet4.C33])/([Sheet4.A34]-[Sheet4.A33])" office:value-type="float" office:value="0.00199999999999889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office:value-type="float" office:value="10.985" calcext:value-type="float">
            <text:p>10.985</text:p>
          </table:table-cell>
          <table:table-cell table:style-name="ce1" table:formula="of:=([Sheet4.B36]-[Sheet4.B35])/([Sheet4.A36]-[Sheet4.A35])" office:value-type="float" office:value="0" calcext:value-type="float">
            <text:p>0</text:p>
          </table:table-cell>
          <table:table-cell table:style-name="ce1" table:formula="of:=([Sheet4.C35]-[Sheet4.C34])/([Sheet4.A35]-[Sheet4.A3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office:value-type="float" office:value="10.987" calcext:value-type="float">
            <text:p>10.987</text:p>
          </table:table-cell>
          <table:table-cell table:style-name="ce1" table:formula="of:=([Sheet4.B37]-[Sheet4.B36])/([Sheet4.A37]-[Sheet4.A36])" office:value-type="float" office:value="0" calcext:value-type="float">
            <text:p>0</text:p>
          </table:table-cell>
          <table:table-cell table:style-name="ce1" table:formula="of:=([Sheet4.C36]-[Sheet4.C35])/([Sheet4.A36]-[Sheet4.A35])" office:value-type="float" office:value="0.00400000000000134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office:value-type="float" office:value="10.987" calcext:value-type="float">
            <text:p>10.987</text:p>
          </table:table-cell>
          <table:table-cell table:style-name="ce1" table:formula="of:=([Sheet4.B38]-[Sheet4.B37])/([Sheet4.A38]-[Sheet4.A37])" office:value-type="float" office:value="0.00400000000000134" calcext:value-type="float">
            <text:p>0.004</text:p>
          </table:table-cell>
          <table:table-cell table:style-name="ce1" table:formula="of:=([Sheet4.C37]-[Sheet4.C36])/([Sheet4.A37]-[Sheet4.A3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.999" calcext:value-type="float">
            <text:p>10.999</text:p>
          </table:table-cell>
          <table:table-cell table:style-name="ce1" office:value-type="float" office:value="10.987" calcext:value-type="float">
            <text:p>10.987</text:p>
          </table:table-cell>
          <table:table-cell table:style-name="ce1" table:formula="of:=([Sheet4.B39]-[Sheet4.B38])/([Sheet4.A39]-[Sheet4.A38])" office:value-type="float" office:value="0" calcext:value-type="float">
            <text:p>0</text:p>
          </table:table-cell>
          <table:table-cell table:style-name="ce1" table:formula="of:=([Sheet4.C38]-[Sheet4.C37])/([Sheet4.A38]-[Sheet4.A3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0.999" calcext:value-type="float">
            <text:p>10.999</text:p>
          </table:table-cell>
          <table:table-cell table:style-name="ce1" office:value-type="float" office:value="10.989" calcext:value-type="float">
            <text:p>10.989</text:p>
          </table:table-cell>
          <table:table-cell table:style-name="ce1" table:formula="of:=([Sheet4.B40]-[Sheet4.B39])/([Sheet4.A40]-[Sheet4.A39])" office:value-type="float" office:value="0.00199999999999889" calcext:value-type="float">
            <text:p>0.002</text:p>
          </table:table-cell>
          <table:table-cell table:style-name="ce1" table:formula="of:=([Sheet4.C39]-[Sheet4.C38])/([Sheet4.A39]-[Sheet4.A38])" office:value-type="float" office:value="0.00400000000000134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table:formula="of:=([Sheet4.B41]-[Sheet4.B40])/([Sheet4.A41]-[Sheet4.A40])" office:value-type="float" office:value="0" calcext:value-type="float">
            <text:p>0</text:p>
          </table:table-cell>
          <table:table-cell table:style-name="ce1" table:formula="of:=([Sheet4.C40]-[Sheet4.C39])/([Sheet4.A40]-[Sheet4.A39])" office:value-type="float" office:value="0.00199999999999889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table:formula="of:=([Sheet4.B42]-[Sheet4.B41])/([Sheet4.A42]-[Sheet4.A41])" office:value-type="float" office:value="0" calcext:value-type="float">
            <text:p>0</text:p>
          </table:table-cell>
          <table:table-cell table:style-name="ce1" table:formula="of:=([Sheet4.C41]-[Sheet4.C40])/([Sheet4.A41]-[Sheet4.A4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992" calcext:value-type="float">
            <text:p>10.992</text:p>
          </table:table-cell>
          <table:table-cell table:style-name="ce1" table:formula="of:=([Sheet4.B43]-[Sheet4.B42])/([Sheet4.A43]-[Sheet4.A42])" office:value-type="float" office:value="0.00400000000000134" calcext:value-type="float">
            <text:p>0.004</text:p>
          </table:table-cell>
          <table:table-cell table:style-name="ce1" table:formula="of:=([Sheet4.C42]-[Sheet4.C41])/([Sheet4.A42]-[Sheet4.A41])" office:value-type="float" office:value="0.00400000000000134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1.002" calcext:value-type="float">
            <text:p>11.002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table:formula="of:=([Sheet4.B44]-[Sheet4.B43])/([Sheet4.A44]-[Sheet4.A43])" office:value-type="float" office:value="0" calcext:value-type="float">
            <text:p>0</text:p>
          </table:table-cell>
          <table:table-cell table:style-name="ce1" table:formula="of:=([Sheet4.C43]-[Sheet4.C42])/([Sheet4.A43]-[Sheet4.A42])" office:value-type="float" office:value="0.00999999999999801" calcext:value-type="float">
            <text:p>0.01</text:p>
          </table:table-cell>
          <table:table-cell table:number-columns-repeated="9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.002" calcext:value-type="float">
            <text:p>11.002</text:p>
          </table:table-cell>
          <table:table-cell table:style-name="ce1" office:value-type="float" office:value="10.994" calcext:value-type="float">
            <text:p>10.994</text:p>
          </table:table-cell>
          <table:table-cell table:style-name="ce1" table:formula="of:=([Sheet4.B45]-[Sheet4.B44])/([Sheet4.A45]-[Sheet4.A44])" office:value-type="float" office:value="0" calcext:value-type="float">
            <text:p>0</text:p>
          </table:table-cell>
          <table:table-cell table:style-name="ce1" table:formula="of:=([Sheet4.C44]-[Sheet4.C43])/([Sheet4.A44]-[Sheet4.A43])" office:value-type="float" office:value="-0.00600000000000023" calcext:value-type="float">
            <text:p>-0.006</text:p>
          </table:table-cell>
          <table:table-cell table:number-columns-repeated="9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.002" calcext:value-type="float">
            <text:p>11.002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table:formula="of:=([Sheet4.B46]-[Sheet4.B45])/([Sheet4.A46]-[Sheet4.A45])" office:value-type="float" office:value="0.00300000000000011" calcext:value-type="float">
            <text:p>0.003</text:p>
          </table:table-cell>
          <table:table-cell table:style-name="ce1" table:formula="of:=([Sheet4.C45]-[Sheet4.C44])/([Sheet4.A45]-[Sheet4.A44])" office:value-type="float" office:value="0.000999999999999446" calcext:value-type="float">
            <text:p>0.001</text:p>
          </table:table-cell>
          <table:table-cell table:number-columns-repeated="9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.005" calcext:value-type="float">
            <text:p>11.005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table:formula="of:=([Sheet4.B47]-[Sheet4.B46])/([Sheet4.A47]-[Sheet4.A46])" office:value-type="float" office:value="0.00199999999999889" calcext:value-type="float">
            <text:p>0.002</text:p>
          </table:table-cell>
          <table:table-cell table:style-name="ce1" table:formula="of:=([Sheet4.C46]-[Sheet4.C45])/([Sheet4.A46]-[Sheet4.A45])" office:value-type="float" office:value="0.00200000000000067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.007" calcext:value-type="float">
            <text:p>11.007</text:p>
          </table:table-cell>
          <table:table-cell table:style-name="ce1" office:value-type="float" office:value="10.999" calcext:value-type="float">
            <text:p>10.999</text:p>
          </table:table-cell>
          <table:table-cell table:style-name="ce1" table:formula="of:=([Sheet4.B48]-[Sheet4.B47])/([Sheet4.A48]-[Sheet4.A47])" office:value-type="float" office:value="0" calcext:value-type="float">
            <text:p>0</text:p>
          </table:table-cell>
          <table:table-cell table:style-name="ce1" table:formula="of:=([Sheet4.C47]-[Sheet4.C46])/([Sheet4.A47]-[Sheet4.A46])" office:value-type="float" office:value="0.00200000000000067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.007" calcext:value-type="float">
            <text:p>11.00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([Sheet4.B49]-[Sheet4.B48])/([Sheet4.A49]-[Sheet4.A48])" office:value-type="float" office:value="0" calcext:value-type="float">
            <text:p>0</text:p>
          </table:table-cell>
          <table:table-cell table:style-name="ce1" table:formula="of:=([Sheet4.C48]-[Sheet4.C47])/([Sheet4.A48]-[Sheet4.A47])" office:value-type="float" office:value="0.000999999999999446" calcext:value-type="float">
            <text:p>0.001</text:p>
          </table:table-cell>
          <table:table-cell table:number-columns-repeated="9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.007" calcext:value-type="float">
            <text:p>11.00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([Sheet4.B50]-[Sheet4.B49])/([Sheet4.A50]-[Sheet4.A49])" office:value-type="float" office:value="0.00300000000000011" calcext:value-type="float">
            <text:p>0.003</text:p>
          </table:table-cell>
          <table:table-cell table:style-name="ce1" table:formula="of:=([Sheet4.C49]-[Sheet4.C48])/([Sheet4.A49]-[Sheet4.A4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.01" calcext:value-type="float">
            <text:p>11.01</text:p>
          </table:table-cell>
          <table:table-cell table:style-name="ce1" office:value-type="float" office:value="11.004" calcext:value-type="float">
            <text:p>11.004</text:p>
          </table:table-cell>
          <table:table-cell table:style-name="ce1" table:formula="of:=([Sheet4.B51]-[Sheet4.B50])/([Sheet4.A51]-[Sheet4.A50])" office:value-type="float" office:value="0" calcext:value-type="float">
            <text:p>0</text:p>
          </table:table-cell>
          <table:table-cell table:style-name="ce1" table:formula="of:=([Sheet4.C50]-[Sheet4.C49])/([Sheet4.A50]-[Sheet4.A49])" office:value-type="float" office:value="0.00399999999999956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.01" calcext:value-type="float">
            <text:p>11.01</text:p>
          </table:table-cell>
          <table:table-cell table:style-name="ce1" office:value-type="float" office:value="11.005" calcext:value-type="float">
            <text:p>11.005</text:p>
          </table:table-cell>
          <table:table-cell table:style-name="ce1" table:formula="of:=([Sheet4.B52]-[Sheet4.B51])/([Sheet4.A52]-[Sheet4.A51])" office:value-type="float" office:value="0.00200000000000067" calcext:value-type="float">
            <text:p>0.002</text:p>
          </table:table-cell>
          <table:table-cell table:style-name="ce1" table:formula="of:=([Sheet4.C51]-[Sheet4.C50])/([Sheet4.A51]-[Sheet4.A50])" office:value-type="float" office:value="0.00100000000000122" calcext:value-type="float">
            <text:p>0.001</text:p>
          </table:table-cell>
          <table:table-cell table:number-columns-repeated="9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.012" calcext:value-type="float">
            <text:p>11.012</text:p>
          </table:table-cell>
          <table:table-cell table:style-name="ce1" office:value-type="float" office:value="11.005" calcext:value-type="float">
            <text:p>11.005</text:p>
          </table:table-cell>
          <table:table-cell table:style-name="ce1" table:formula="of:=([Sheet4.B53]-[Sheet4.B52])/([Sheet4.A53]-[Sheet4.A52])" office:value-type="float" office:value="0" calcext:value-type="float">
            <text:p>0</text:p>
          </table:table-cell>
          <table:table-cell table:style-name="ce1" table:formula="of:=([Sheet4.C52]-[Sheet4.C51])/([Sheet4.A52]-[Sheet4.A5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.012" calcext:value-type="float">
            <text:p>11.012</text:p>
          </table:table-cell>
          <table:table-cell table:style-name="ce1" office:value-type="float" office:value="11.007" calcext:value-type="float">
            <text:p>11.007</text:p>
          </table:table-cell>
          <table:table-cell table:style-name="ce1" table:formula="of:=([Sheet4.B54]-[Sheet4.B53])/([Sheet4.A54]-[Sheet4.A53])" office:value-type="float" office:value="0.00199999999999889" calcext:value-type="float">
            <text:p>0.002</text:p>
          </table:table-cell>
          <table:table-cell table:style-name="ce1" table:formula="of:=([Sheet4.C53]-[Sheet4.C52])/([Sheet4.A53]-[Sheet4.A52])" office:value-type="float" office:value="0.00199999999999889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.014" calcext:value-type="float">
            <text:p>11.014</text:p>
          </table:table-cell>
          <table:table-cell table:style-name="ce1" office:value-type="float" office:value="11.007" calcext:value-type="float">
            <text:p>11.007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9"/>
        </table:table-row>
        <table:table-row table:style-name="ro2" table:number-rows-repeated="104852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</number:number-style>
    <number:number-style style:name="N126">
      <number:text>-$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style:text-properties fo:color="#ff0000"/>
      <number:text>-$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-$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</number:number-style>
    <number:number-style style:name="N130">
      <style:text-properties fo:color="#ff0000"/>
      <number:text>-$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22:35:29.973942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5-04-13T23:31:15.209155962</dc:date>
    <meta:editing-cycles>24</meta:editing-cycles>
    <meta:editing-duration>PT3H24M5S</meta:editing-duration>
    <meta:generator>LibreOffice/4.4.1.2$Linux_X86_64 LibreOffice_project/40m0$Build-2</meta:generator>
    <meta:document-statistic meta:table-count="4" meta:cell-count="716" meta:object-count="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5cm" svg:height="12.66cm" xlink:href=".." xlink:type="simple" chart:class="chart:scatter" chart:style-name="ch1">
        <chart:title svg:x="9.457cm" svg:y="0.388cm" chart:style-name="ch2">
          <text:p>Charakterystyka napięciowa
Iwy=0A</text:p>
        </chart:title>
        <chart:plot-area chart:style-name="ch3" table:cell-range-address="Arkusz2.A2:Arkusz2.B61" chart:data-source-has-labels="row" svg:x="1.519cm" svg:y="1.976cm" svg:width="23.378cm" svg:height="9.45cm">
          <chartooo:coordinate-region svg:x="1.832cm" svg:y="2.175cm" svg:width="22.641cm" svg:height="8.754cm"/>
          <chart:axis chart:dimension="x" chart:name="primary-x" chart:style-name="ch4">
            <chart:title svg:x="12.463cm" svg:y="11.679cm" chart:style-name="ch5">
              <text:p>Uwe [V]</text:p>
            </chart:title>
            <chart:grid chart:style-name="ch6" chart:class="major"/>
          </chart:axis>
          <chart:axis chart:dimension="y" chart:name="primary-y" chart:style-name="ch7">
            <chart:title svg:x="0.451cm" svg:y="7.446cm" chart:style-name="ch8">
              <text:p>Uwy [V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Arkusz2.B2:Arkusz2.B61" loext:label-string="&quot;U2/U1&quot;" chart:class="chart:scatter">
            <chart:domain table:cell-range-address="Arkusz2.A2:Arkusz2.A61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2/U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A2:Arkusz2.A61</svg:desc>
                </draw:g>
              </table:table-cell>
              <table:table-cell office:value-type="float" office:value="0">
                <text:p>0</text:p>
                <draw:g>
                  <svg:desc>Arkusz2.B2:Arkusz2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1365">
                <text:p>0.1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2862">
                <text:p>0.2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.3902">
                <text:p>0.3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2.1681">
                <text:p>2.1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2.5892">
                <text:p>2.5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3.0343">
                <text:p>3.0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3.488">
                <text:p>3.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.0874">
                <text:p>4.0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4.561">
                <text:p>4.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.0493">
                <text:p>5.0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6.481">
                <text:p>6.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.988">
                <text:p>6.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">
                <text:p>8.5</text:p>
              </table:table-cell>
              <table:table-cell office:value-type="float" office:value="7.457">
                <text:p>7.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.874">
                <text:p>7.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">
                <text:p>9.5</text:p>
              </table:table-cell>
              <table:table-cell office:value-type="float" office:value="8.373">
                <text:p>8.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">
                <text:p>10.1</text:p>
              </table:table-cell>
              <table:table-cell office:value-type="float" office:value="8.916">
                <text:p>8.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">
                <text:p>10.5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">
                <text:p>11.5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0.784">
                <text:p>10.7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10.992">
                <text:p>10.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0.994">
                <text:p>10.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">
                <text:p>13.5</text:p>
              </table:table-cell>
              <table:table-cell office:value-type="float" office:value="10.994">
                <text:p>10.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">
                <text:p>14.5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5">
                <text:p>18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5">
                <text:p>19.5</text:p>
              </table:table-cell>
              <table:table-cell office:value-type="float" office:value="11.002">
                <text:p>11.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1.002">
                <text:p>11.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1.002">
                <text:p>11.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1.005">
                <text:p>11.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11.012">
                <text:p>11.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11.012">
                <text:p>11.0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11.014">
                <text:p>11.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>
        <chart:symbol-image xlink:href="Pictures/2000000A000000DD000000DDE72A84BF.svm" xlink:type="simple" xlink:actuate="onLoad"/>
      </style:chart-properties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5cm" svg:height="12.655cm" xlink:href=".." xlink:type="simple" chart:class="chart:scatter" chart:style-name="ch1">
        <chart:title svg:x="9.457cm" svg:y="0.388cm" chart:style-name="ch2">
          <text:p>Charakterystyka napięciowa
Iwy≠0A</text:p>
        </chart:title>
        <chart:plot-area chart:style-name="ch3" table:cell-range-address="Arkusz2.A2:Arkusz2.A61 Arkusz2.C2:Arkusz2.C61" chart:data-source-has-labels="row" svg:x="1.519cm" svg:y="1.976cm" svg:width="23.378cm" svg:height="9.445cm">
          <chartooo:coordinate-region svg:x="1.832cm" svg:y="2.175cm" svg:width="22.641cm" svg:height="8.749cm"/>
          <chart:axis chart:dimension="x" chart:name="primary-x" chart:style-name="ch4">
            <chart:title svg:x="12.463cm" svg:y="11.674cm" chart:style-name="ch5">
              <text:p>Uwe [V]</text:p>
            </chart:title>
            <chart:grid chart:style-name="ch6" chart:class="major"/>
          </chart:axis>
          <chart:axis chart:dimension="y" chart:name="primary-y" chart:style-name="ch7">
            <chart:title svg:x="0.451cm" svg:y="7.443cm" chart:style-name="ch8">
              <text:p>Uwy [V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Arkusz2.C2:Arkusz2.C61" loext:label-string="&quot;I2nie0&quot;" chart:class="chart:scatter">
            <chart:domain table:cell-range-address="Arkusz2.A2:Arkusz2.A61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2nie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A2:Arkusz2.A61</svg:desc>
                </draw:g>
              </table:table-cell>
              <table:table-cell office:value-type="float" office:value="0">
                <text:p>0</text:p>
                <draw:g>
                  <svg:desc>Arkusz2.C2:Arkusz2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1.9418">
                <text:p>1.9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2.3912">
                <text:p>2.3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2.8504">
                <text:p>2.8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.4623">
                <text:p>3.4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3.9449">
                <text:p>3.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.4426">
                <text:p>4.4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4.903">
                <text:p>4.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.358">
                <text:p>5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">
                <text:p>8.5</text:p>
              </table:table-cell>
              <table:table-cell office:value-type="float" office:value="6.894">
                <text:p>6.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.318">
                <text:p>7.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">
                <text:p>9.5</text:p>
              </table:table-cell>
              <table:table-cell office:value-type="float" office:value="7.828">
                <text:p>7.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">
                <text:p>10.1</text:p>
              </table:table-cell>
              <table:table-cell office:value-type="float" office:value="8.381">
                <text:p>8.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">
                <text:p>10.5</text:p>
              </table:table-cell>
              <table:table-cell office:value-type="float" office:value="8.773">
                <text:p>8.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9.354">
                <text:p>9.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">
                <text:p>11.5</text:p>
              </table:table-cell>
              <table:table-cell office:value-type="float" office:value="9.845">
                <text:p>9.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0.294">
                <text:p>10.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10.738">
                <text:p>10.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">
                <text:p>13.5</text:p>
              </table:table-cell>
              <table:table-cell office:value-type="float" office:value="10.982">
                <text:p>10.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0.982">
                <text:p>10.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">
                <text:p>14.5</text:p>
              </table:table-cell>
              <table:table-cell office:value-type="float" office:value="10.984">
                <text:p>10.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0.987">
                <text:p>10.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0.987">
                <text:p>10.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10.987">
                <text:p>10.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10.989">
                <text:p>10.9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5">
                <text:p>18.5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10.992">
                <text:p>10.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5">
                <text:p>19.5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0.994">
                <text:p>10.9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11.004">
                <text:p>11.0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11.005">
                <text:p>11.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11.005">
                <text:p>11.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>
        <chart:symbol-image xlink:href="Pictures/2000000A000000DD000000DDE72A84BF.svm" xlink:type="simple" xlink:actuate="onLoad"/>
      </style:chart-properties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5.403cm" svg:height="12.697cm" xlink:href=".." xlink:type="simple" chart:class="chart:scatter" chart:style-name="ch1">
        <chart:title svg:x="9.562cm" svg:y="0.389cm" chart:style-name="ch2">
          <text:p>Charakterystyka zewętrzna</text:p>
        </chart:title>
        <chart:subtitle svg:x="11.639cm" svg:y="1.447cm" chart:style-name="ch3">
          <text:p>Uwe=30V</text:p>
        </chart:subtitle>
        <chart:plot-area chart:style-name="ch4" table:cell-range-address="Arkusz3.F21:Arkusz3.F35 Arkusz3.G21:Arkusz3.G34" chart:data-source-has-labels="row" svg:x="1.519cm" svg:y="2.409cm" svg:width="23.376cm" svg:height="9.054cm">
          <chartooo:coordinate-region svg:x="1.832cm" svg:y="2.608cm" svg:width="22.586cm" svg:height="8.358cm"/>
          <chart:axis chart:dimension="x" chart:name="primary-x" chart:style-name="ch5">
            <chart:title svg:x="12.594cm" svg:y="11.716cm" chart:style-name="ch6">
              <text:p>Iwy[A]</text:p>
            </chart:title>
            <chart:grid chart:style-name="ch7" chart:class="major"/>
          </chart:axis>
          <chart:axis chart:dimension="y" chart:name="primary-y" chart:style-name="ch8">
            <chart:title svg:x="0.451cm" svg:y="7.628cm" chart:style-name="ch9">
              <text:p>Uwy[V]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Arkusz3.G21:Arkusz3.G34" loext:label-string="&quot;U1=30V&quot;" chart:class="chart:scatter">
            <chart:domain table:cell-range-address="Arkusz3.F21:Arkusz3.F35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1=30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54">
                <text:p>0.2854</text:p>
                <draw:g>
                  <svg:desc>Arkusz3.F21:Arkusz3.F35</svg:desc>
                </draw:g>
              </table:table-cell>
              <table:table-cell office:value-type="float" office:value="0.0148">
                <text:p>0.0148</text:p>
                <draw:g>
                  <svg:desc>Arkusz3.G21:Arkusz3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">
                <text:p>0.3957</text:p>
              </table:table-cell>
              <table:table-cell office:value-type="float" office:value="2.0807">
                <text:p>2.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61">
                <text:p>0.4661</text:p>
              </table:table-cell>
              <table:table-cell office:value-type="float" office:value="3.2045">
                <text:p>3.2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62">
                <text:p>0.7062</text:p>
              </table:table-cell>
              <table:table-cell office:value-type="float" office:value="7.112">
                <text:p>7.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3">
                <text:p>0.7053</text:p>
              </table:table-cell>
              <table:table-cell office:value-type="float" office:value="10.712">
                <text:p>10.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4">
                <text:p>0.5454</text:p>
              </table:table-cell>
              <table:table-cell office:value-type="float" office:value="10.956">
                <text:p>10.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59">
                <text:p>0.3659</text:p>
              </table:table-cell>
              <table:table-cell office:value-type="float" office:value="10.971">
                <text:p>10.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7">
                <text:p>0.287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4">
                <text:p>0.1984</text:p>
              </table:table-cell>
              <table:table-cell office:value-type="float" office:value="10.987">
                <text:p>10.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7">
                <text:p>0.1397</text:p>
              </table:table-cell>
              <table:table-cell office:value-type="float" office:value="10.992">
                <text:p>10.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18">
                <text:p>0.0918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41">
                <text:p>0.0741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9">
                <text:p>0.04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>
        <chart:symbol-image xlink:href="Pictures/2000000A000000DD000000DDE72A84BF.svm" xlink:type="simple" xlink:actuate="onLoad"/>
      </style:chart-properties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5.405cm" svg:height="12.699cm" xlink:href=".." xlink:type="simple" chart:class="chart:scatter" chart:style-name="ch1">
        <chart:title svg:x="9.417cm" svg:y="0.389cm" chart:style-name="ch2">
          <text:p>Charakterystyka zewnętrzna</text:p>
        </chart:title>
        <chart:subtitle svg:x="11.64cm" svg:y="1.447cm" chart:style-name="ch3">
          <text:p>Uwe=15V</text:p>
        </chart:subtitle>
        <chart:plot-area chart:style-name="ch4" table:cell-range-address="Arkusz3.A3:Arkusz3.B21" chart:data-source-has-labels="row" svg:x="1.519cm" svg:y="2.409cm" svg:width="23.378cm" svg:height="9.056cm">
          <chartooo:coordinate-region svg:x="1.832cm" svg:y="2.608cm" svg:width="22.588cm" svg:height="8.36cm"/>
          <chart:axis chart:dimension="x" chart:name="primary-x" chart:style-name="ch5">
            <chart:title svg:x="12.595cm" svg:y="11.718cm" chart:style-name="ch6">
              <text:p>Iwy[A]</text:p>
            </chart:title>
            <chart:grid chart:style-name="ch7" chart:class="major"/>
          </chart:axis>
          <chart:axis chart:dimension="y" chart:name="primary-y" chart:style-name="ch8">
            <chart:title svg:x="0.451cm" svg:y="7.629cm" chart:style-name="ch9">
              <text:p>Uwy[V]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Arkusz3.B3:Arkusz3.B21" loext:label-string="&quot;U1=14V&quot;" chart:class="chart:scatter">
            <chart:domain table:cell-range-address="Arkusz3.A3:Arkusz3.A21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1=14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1">
                <text:p>0.721</text:p>
                <draw:g>
                  <svg:desc>Arkusz3.A3:Arkusz3.A21</svg:desc>
                </draw:g>
              </table:table-cell>
              <table:table-cell office:value-type="float" office:value="0.0369">
                <text:p>0.0369</text:p>
                <draw:g>
                  <svg:desc>Arkusz3.B3:Arkusz3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3.8127">
                <text:p>3.8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37">
                <text:p>0.7237</text:p>
              </table:table-cell>
              <table:table-cell office:value-type="float" office:value="4.9874">
                <text:p>4.9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42">
                <text:p>0.7242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69">
                <text:p>0.7169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62">
                <text:p>0.5462</text:p>
              </table:table-cell>
              <table:table-cell office:value-type="float" office:value="10.961">
                <text:p>10.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63">
                <text:p>0.3663</text:p>
              </table:table-cell>
              <table:table-cell office:value-type="float" office:value="10.973">
                <text:p>10.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8">
                <text:p>0.2868</text:p>
              </table:table-cell>
              <table:table-cell office:value-type="float" office:value="10.979">
                <text:p>10.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6">
                <text:p>0.1986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4">
                <text:p>0.1394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15">
                <text:p>0.0915</text:p>
              </table:table-cell>
              <table:table-cell office:value-type="float" office:value="10.994">
                <text:p>10.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35">
                <text:p>0.0735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4">
                <text:p>0.0494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>
        <chart:symbol-image xlink:href="Pictures/2000000A000000DD000000DDE72A84BF.svm" xlink:type="simple" xlink:actuate="onLoad"/>
      </style:chart-properties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1cm" svg:height="12.701cm" xlink:href=".." xlink:type="simple" chart:class="chart:scatter" chart:style-name="ch1">
        <chart:title svg:x="8.423cm" svg:y="0.389cm" chart:style-name="ch2">
          <text:p>Współczynnik stabilizacji napięciowej
Iwy=0A</text:p>
        </chart:title>
        <chart:plot-area chart:style-name="ch3" table:cell-range-address="Arkusz2.A2:Arkusz2.A61 Arkusz2.D2:Arkusz2.D52" chart:data-source-has-labels="row" svg:x="1.519cm" svg:y="1.978cm" svg:width="23.374cm" svg:height="9.488cm">
          <chartooo:coordinate-region svg:x="1.964cm" svg:y="2.147cm" svg:width="22.716cm" svg:height="9.09cm"/>
          <chart:axis chart:dimension="x" chart:name="primary-x" chart:style-name="ch4">
            <chart:title svg:x="12.461cm" svg:y="11.72cm" chart:style-name="ch5">
              <text:p>Uwe [V]</text:p>
            </chart:title>
            <chart:grid chart:style-name="ch6" chart:class="major"/>
          </chart:axis>
          <chart:axis chart:dimension="y" chart:name="primary-y" chart:style-name="ch7">
            <chart:title svg:x="0.451cm" svg:y="8.115cm" chart:style-name="ch8">
              <text:p>ϑUwy/ϑUwe [V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Arkusz2.D2:Arkusz2.D52" loext:label-string="&quot;U2/U1&quot;" chart:class="chart:scatter">
            <chart:domain table:cell-range-address="Arkusz2.A2:Arkusz2.A61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2/U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A2:Arkusz2.A61</svg:desc>
                </draw:g>
              </table:table-cell>
              <table:table-cell office:value-type="float" office:value="0.001125">
                <text:p>0.001125</text:p>
                <draw:g>
                  <svg:desc>Arkusz2.D2:Arkusz2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-0.0000750000000000001">
                <text:p>-0.000075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3055">
                <text:p>0.3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4.44475">
                <text:p>4.44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0.8422">
                <text:p>0.8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0.907399999999999">
                <text:p>0.9073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947200000000001">
                <text:p>0.9472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901400000000001">
                <text:p>0.9014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">
                <text:p>8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997999999999999">
                <text:p>0.997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">
                <text:p>9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">
                <text:p>10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">
                <text:p>10.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">
                <text:p>11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0.00399999999999778">
                <text:p>0.00399999999999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">
                <text:p>13.5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0.00300000000000011">
                <text:p>0.00300000000000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0.00300000000000011">
                <text:p>0.00300000000000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0.00200000000000067">
                <text:p>0.00200000000000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chart:scale-text="true" style:rotation-angle="0"/>
      <style:text-properties fo:font-size="12.997953414917pt" style:font-size-asian="12.997953414917pt" style:font-size-complex="12.997953414917pt"/>
    </style:style>
    <style:style style:name="ch3" style:family="chart">
      <style:chart-properties chart:auto-position="true" chart:scale-text="true" style:rotation-angle="0"/>
      <style:text-properties fo:font-size="10.9982681274414pt" style:font-size-asian="10.9982681274414pt" style:font-size-complex="10.9982681274414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scale-text="true"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9.99842548370361pt" style:font-size-asian="9.99842548370361pt" style:font-size-complex="9.99842548370361pt"/>
    </style:style>
    <style:style style:name="ch6" style:family="chart">
      <style:chart-properties chart:auto-position="true" chart:scale-text="true" style:rotation-angle="0"/>
      <style:text-properties style:text-position="0% 100%" fo:font-size="8.99858283996582pt" fo:font-weight="bold" style:font-size-asian="8.99858283996582pt" style:font-weight-asian="bold" style:font-size-complex="8.99858283996582pt" style:font-weight-complex="bold"/>
    </style:style>
    <style:style style:name="ch7" style:family="chart">
      <style:chart-properties chart:auto-position="true" chart:scale-text="true" style:rotation-angle="90"/>
      <style:text-properties style:text-position="0% 100%" fo:font-size="8.99858283996582pt" fo:font-weight="bold" style:font-size-asian="8.99858283996582pt" style:font-weight-asian="bold" style:font-size-complex="8.99858283996582pt" style:font-weight-complex="bold"/>
    </style:style>
    <style:style style:name="ch8" style:family="chart">
      <style:graphic-properties svg:stroke-width="0.026cm" svg:stroke-color="#d9d9d9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scale-text="true" chart:link-data-style-to-source="true"/>
      <style:graphic-properties svg:stroke-color="#000000" draw:fill-color="#000000"/>
      <style:text-properties fo:font-size="9.99842548370361pt" style:font-size-asian="9.99842548370361pt" style:font-size-complex="9.99842548370361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1cm" svg:height="12.701cm" xlink:href=".." xlink:type="simple" chart:class="chart:scatter" chart:style-name="ch1">
        <chart:title svg:x="10.077cm" svg:y="0.39cm" chart:style-name="ch2">
          <text:p>Rezystancja wyjściowa</text:p>
        </chart:title>
        <chart:subtitle svg:x="11.638cm" svg:y="1.449cm" chart:style-name="ch3">
          <text:p>Uwe=15V</text:p>
        </chart:subtitle>
        <chart:plot-area chart:style-name="ch4" table:cell-range-address="Arkusz3.A2:Arkusz3.A15 Arkusz3.C4:Arkusz3.C14" svg:x="1.519cm" svg:y="2.412cm" svg:width="23.374cm" svg:height="9.054cm">
          <chartooo:coordinate-region svg:x="2.599cm" svg:y="2.605cm" svg:width="22.028cm" svg:height="8.656cm"/>
          <chart:axis chart:dimension="x" chart:name="primary-x" chart:style-name="ch5">
            <chart:title svg:x="12.593cm" svg:y="11.72cm" chart:style-name="ch6">
              <text:p>Iwy[A]</text:p>
            </chart:title>
          </chart:axis>
          <chart:axis chart:dimension="y" chart:name="primary-y" chart:style-name="ch5">
            <chart:title svg:x="0.451cm" svg:y="8.372cm" chart:style-name="ch7">
              <text:p>ϑUwy/ϑIwy[V/A]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Arkusz3.C4:Arkusz3.C14" chart:class="chart:scatter">
            <chart:domain table:cell-range-address="Arkusz3.A2:Arkusz3.A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3.A2:Arkusz3.A15</svg:desc>
                </draw:g>
              </table:table-cell>
              <table:table-cell office:value-type="float" office:value="-3775.8">
                <text:p>-3775.8</text:p>
                <draw:g>
                  <svg:desc>Arkusz3.C4:Arkusz3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1">
                <text:p>0.721</text:p>
              </table:table-cell>
              <table:table-cell office:value-type="float" office:value="317.486486486483">
                <text:p>317.486486486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">
                <text:p>0.72</text:p>
              </table:table-cell>
              <table:table-cell office:value-type="float" office:value="4645.19999999948">
                <text:p>4645.19999999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37">
                <text:p>0.7237</text:p>
              </table:table-cell>
              <table:table-cell office:value-type="float" office:value="-488.356164383556">
                <text:p>-488.356164383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42">
                <text:p>0.7242</text:p>
              </table:table-cell>
              <table:table-cell office:value-type="float" office:value="-0.503807850029293">
                <text:p>-0.503807850029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69">
                <text:p>0.7169</text:p>
              </table:table-cell>
              <table:table-cell office:value-type="float" office:value="-0.0667037242912755">
                <text:p>-0.0667037242912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62">
                <text:p>0.5462</text:p>
              </table:table-cell>
              <table:table-cell office:value-type="float" office:value="-0.075471698113188">
                <text:p>-0.075471698113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63">
                <text:p>0.3663</text:p>
              </table:table-cell>
              <table:table-cell office:value-type="float" office:value="-0.0680272108843563">
                <text:p>-0.0680272108843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68">
                <text:p>0.2868</text:p>
              </table:table-cell>
              <table:table-cell office:value-type="float" office:value="-0.0844594594594727">
                <text:p>-0.0844594594594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86">
                <text:p>0.1986</text:p>
              </table:table-cell>
              <table:table-cell office:value-type="float" office:value="-0.0835073068893436">
                <text:p>-0.0835073068893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94">
                <text:p>0.1394</text:p>
              </table:table-cell>
              <table:table-cell office:value-type="float" office:value="-0.0555555555555248">
                <text:p>-0.0555555555555248</text:p>
              </table:table-cell>
            </table:table-row>
            <table:table-row>
              <table:table-cell office:value-type="string"/>
              <table:table-cell office:value-type="float" office:value="0.0915">
                <text:p>0.0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35">
                <text:p>0.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94">
                <text:p>0.04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399cm" svg:height="12.657cm" xlink:href=".." xlink:type="simple" chart:class="chart:scatter" chart:style-name="ch1">
        <chart:title svg:x="8.422cm" svg:y="0.388cm" chart:style-name="ch2">
          <text:p>Współczynnik stabilizacji napięciowej
Iwy≠0A</text:p>
        </chart:title>
        <chart:plot-area chart:style-name="ch3" table:cell-range-address="Arkusz2.A2:Arkusz2.A53 Arkusz2.E3:Arkusz2.E53" svg:x="1.518cm" svg:y="1.976cm" svg:width="23.374cm" svg:height="9.447cm">
          <chartooo:coordinate-region svg:x="1.963cm" svg:y="2.109cm" svg:width="22.716cm" svg:height="9.049cm"/>
          <chart:axis chart:dimension="x" chart:name="primary-x" chart:style-name="ch4">
            <chart:title svg:x="12.46cm" svg:y="11.676cm" chart:style-name="ch5">
              <text:p>Uwe [V]</text:p>
            </chart:title>
            <chart:grid chart:style-name="ch6" chart:class="major"/>
          </chart:axis>
          <chart:axis chart:dimension="y" chart:name="primary-y" chart:style-name="ch7">
            <chart:title svg:x="0.451cm" svg:y="8.092cm" chart:style-name="ch8">
              <text:p>ϑUwy/ ϑUwe[V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Arkusz2.E3:Arkusz2.E53" chart:class="chart:scatter">
            <chart:domain table:cell-range-address="Arkusz2.A2:Arkusz2.A53"/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A2:Arkusz2.A53</svg:desc>
                </draw:g>
              </table:table-cell>
              <table:table-cell office:value-type="float" office:value="0">
                <text:p>0</text:p>
                <draw:g>
                  <svg:desc>Arkusz2.E3:Arkusz2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4125">
                <text:p>0.004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.2665">
                <text:p>0.2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3.6596">
                <text:p>3.6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0.8988">
                <text:p>0.8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0.918399999999999">
                <text:p>0.9183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1.01983333333333">
                <text:p>1.019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0.995399999999999">
                <text:p>0.9953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920800000000002">
                <text:p>0.9208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0.909999999999998">
                <text:p>0.909999999999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">
                <text:p>8.5</text:p>
              </table:table-cell>
              <table:table-cell office:value-type="float" office:value="0.847999999999999">
                <text:p>0.847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">
                <text:p>9.5</text:p>
              </table:table-cell>
              <table:table-cell office:value-type="float" office:value="0.921666666666667">
                <text:p>0.921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">
                <text:p>10.1</text:p>
              </table:table-cell>
              <table:table-cell office:value-type="float" office:value="0.979999999999998">
                <text:p>0.979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">
                <text:p>10.5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0.982000000000003">
                <text:p>0.982000000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">
                <text:p>11.5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.887999999999998">
                <text:p>0.8879999999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0.484000000000002">
                <text:p>0.48400000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0.00399999999999778">
                <text:p>0.00399999999999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">
                <text:p>14.5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5">
                <text:p>18.5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5">
                <text:p>19.5</text:p>
              </table:table-cell>
              <table:table-cell office:value-type="float" office:value="-0.00600000000000023">
                <text:p>-0.006000000000000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0.000999999999999446">
                <text:p>0.000999999999999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0.00200000000000067">
                <text:p>0.00200000000000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00200000000000067">
                <text:p>0.002000000000000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0.000999999999999446">
                <text:p>0.000999999999999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0.00399999999999956">
                <text:p>0.003999999999999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0.00100000000000122">
                <text:p>0.00100000000000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5.395cm" svg:height="12.701cm" xlink:href=".." xlink:type="simple" chart:class="chart:scatter" chart:style-name="ch1">
        <chart:title svg:x="10.074cm" svg:y="0.39cm" chart:style-name="ch2">
          <text:p>Rezystancja wyjściowa</text:p>
        </chart:title>
        <chart:subtitle svg:x="11.635cm" svg:y="1.449cm" chart:style-name="ch3">
          <text:p>Uwe=30V</text:p>
        </chart:subtitle>
        <chart:plot-area chart:style-name="ch4" table:cell-range-address="Arkusz3.F21:Arkusz3.F33 Arkusz3.H22:Arkusz3.H32" svg:x="1.518cm" svg:y="2.412cm" svg:width="23.37cm" svg:height="9.054cm">
          <chartooo:coordinate-region svg:x="2.386cm" svg:y="2.611cm" svg:width="22.156cm" svg:height="8.656cm"/>
          <chart:axis chart:dimension="x" chart:name="primary-x" chart:style-name="ch5">
            <chart:title svg:x="12.59cm" svg:y="11.72cm" chart:style-name="ch6">
              <text:p>Iwy[A]</text:p>
            </chart:title>
          </chart:axis>
          <chart:axis chart:dimension="y" chart:name="primary-y" chart:style-name="ch7">
            <chart:title svg:x="0.451cm" svg:y="8.372cm" chart:style-name="ch8">
              <text:p>ϑUwy/ϑIwy[V/A]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Arkusz3.H22:Arkusz3.H32" chart:class="chart:scatter">
            <chart:domain table:cell-range-address="Arkusz3.F21:Arkusz3.F3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54">
                <text:p>0.2854</text:p>
                <draw:g>
                  <svg:desc>Arkusz3.F21:Arkusz3.F33</svg:desc>
                </draw:g>
              </table:table-cell>
              <table:table-cell office:value-type="float" office:value="-18.7298277425204">
                <text:p>-18.7298277425204</text:p>
                <draw:g>
                  <svg:desc>Arkusz3.H22:Arkusz3.H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">
                <text:p>0.3957</text:p>
              </table:table-cell>
              <table:table-cell office:value-type="float" office:value="-15.9630681818182">
                <text:p>-15.96306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61">
                <text:p>0.4661</text:p>
              </table:table-cell>
              <table:table-cell office:value-type="float" office:value="-16.274468971262">
                <text:p>-16.274468971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62">
                <text:p>0.7062</text:p>
              </table:table-cell>
              <table:table-cell office:value-type="float" office:value="3999.99999999995">
                <text:p>3999.9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3">
                <text:p>0.7053</text:p>
              </table:table-cell>
              <table:table-cell office:value-type="float" office:value="1.52595372107567">
                <text:p>1.52595372107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4">
                <text:p>0.5454</text:p>
              </table:table-cell>
              <table:table-cell office:value-type="float" office:value="0.083565459610031">
                <text:p>0.083565459610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59">
                <text:p>0.3659</text:p>
              </table:table-cell>
              <table:table-cell office:value-type="float" office:value="0.114068441064643">
                <text:p>0.114068441064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7">
                <text:p>0.287</text:p>
              </table:table-cell>
              <table:table-cell office:value-type="float" office:value="0.0790067720090256">
                <text:p>0.0790067720090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4">
                <text:p>0.1984</text:p>
              </table:table-cell>
              <table:table-cell office:value-type="float" office:value="0.0851788756388549">
                <text:p>0.0851788756388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7">
                <text:p>0.1397</text:p>
              </table:table-cell>
              <table:table-cell office:value-type="float" office:value="0.10438413361167">
                <text:p>0.10438413361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18">
                <text:p>0.0918</text:p>
              </table:table-cell>
              <table:table-cell office:value-type="float" office:value="0.112994350282524">
                <text:p>0.112994350282524</text:p>
              </table:table-cell>
            </table:table-row>
            <table:table-row>
              <table:table-cell office:value-type="string"/>
              <table:table-cell office:value-type="float" office:value="0.0741">
                <text:p>0.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99">
                <text:p>0.0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